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Libertine" svg:font-family="'Linux Libertine', Georgia, Times, serif"/>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Times New Roman" officeooo:rsid="00161b14" officeooo:paragraph-rsid="00161b14"/>
    </style:style>
    <style:style style:name="P2" style:family="paragraph" style:parent-style-name="Standard">
      <style:paragraph-properties fo:line-height="150%" fo:text-align="start" style:justify-single-word="false"/>
      <style:text-properties style:font-name="Times New Roman" fo:font-weight="bold" officeooo:rsid="00161b14" officeooo:paragraph-rsid="00354940" style:font-weight-asian="bold" style:font-weight-complex="bold"/>
    </style:style>
    <style:style style:name="P3" style:family="paragraph" style:parent-style-name="Standard">
      <style:paragraph-properties fo:line-height="150%" fo:text-align="start" style:justify-single-word="false"/>
      <style:text-properties style:font-name="Times New Roman" fo:font-weight="bold" officeooo:rsid="00364204" officeooo:paragraph-rsid="00364204" style:font-weight-asian="bold" style:font-weight-complex="bold"/>
    </style:style>
    <style:style style:name="P4" style:family="paragraph" style:parent-style-name="Standard">
      <style:paragraph-properties fo:line-height="150%" fo:text-align="start" style:justify-single-word="false"/>
      <style:text-properties style:font-name="Times New Roman" fo:font-weight="bold" officeooo:rsid="004fd358" officeooo:paragraph-rsid="004fd358" style:font-weight-asian="bold" style:font-weight-complex="bold"/>
    </style:style>
    <style:style style:name="P5" style:family="paragraph" style:parent-style-name="Standard">
      <style:paragraph-properties fo:line-height="150%" fo:text-align="start" style:justify-single-word="false"/>
      <style:text-properties style:font-name="Times New Roman" fo:font-weight="bold" officeooo:rsid="005a2084" officeooo:paragraph-rsid="005a2084" style:font-weight-asian="bold" style:font-weight-complex="bold"/>
    </style:style>
    <style:style style:name="P6" style:family="paragraph" style:parent-style-name="Standard">
      <style:paragraph-properties fo:line-height="150%" fo:text-align="start" style:justify-single-word="false"/>
      <style:text-properties style:font-name="Times New Roman" fo:font-weight="bold" officeooo:rsid="003366ed" officeooo:paragraph-rsid="003366ed" style:font-weight-asian="bold" style:font-weight-complex="bold"/>
    </style:style>
    <style:style style:name="P7" style:family="paragraph" style:parent-style-name="Standard">
      <style:paragraph-properties fo:line-height="150%" fo:text-align="start" style:justify-single-word="false"/>
      <style:text-properties style:font-name="Times New Roman" fo:font-weight="bold" officeooo:rsid="003366ed" officeooo:paragraph-rsid="00354940" style:font-weight-asian="bold" style:font-weight-complex="bold"/>
    </style:style>
    <style:style style:name="P8" style:family="paragraph" style:parent-style-name="Standard">
      <style:paragraph-properties fo:line-height="150%" fo:text-align="start" style:justify-single-word="false"/>
      <style:text-properties style:font-name="Times New Roman" fo:font-weight="bold" officeooo:rsid="003e31ab" officeooo:paragraph-rsid="003e31ab"/>
    </style:style>
    <style:style style:name="P9" style:family="paragraph" style:parent-style-name="Standard">
      <style:paragraph-properties fo:line-height="150%" fo:text-align="start" style:justify-single-word="false"/>
      <style:text-properties style:font-name="Times New Roman" fo:font-weight="bold" officeooo:paragraph-rsid="003ad030"/>
    </style:style>
    <style:style style:name="P10" style:family="paragraph" style:parent-style-name="Standard">
      <style:paragraph-properties fo:line-height="150%" fo:text-align="start" style:justify-single-word="false"/>
      <style:text-properties style:font-name="Times New Roman" fo:font-weight="bold" officeooo:paragraph-rsid="00418fcd"/>
    </style:style>
    <style:style style:name="P11" style:family="paragraph" style:parent-style-name="Standard">
      <style:paragraph-properties fo:line-height="150%" fo:text-align="start" style:justify-single-word="false"/>
      <style:text-properties style:font-name="Times New Roman" fo:font-weight="bold" officeooo:paragraph-rsid="004d9eda"/>
    </style:style>
    <style:style style:name="P12" style:family="paragraph" style:parent-style-name="Standard">
      <style:paragraph-properties fo:line-height="150%" fo:text-align="start" style:justify-single-word="false"/>
      <style:text-properties style:font-name="Times New Roman" officeooo:rsid="001e07bf" officeooo:paragraph-rsid="00559013"/>
    </style:style>
    <style:style style:name="P13" style:family="paragraph" style:parent-style-name="Standard" style:list-style-name="L2">
      <style:paragraph-properties fo:line-height="150%" fo:text-align="start" style:justify-single-word="false"/>
      <style:text-properties style:font-name="Times New Roman" officeooo:rsid="002914d7" officeooo:paragraph-rsid="005a2084"/>
    </style:style>
    <style:style style:name="P14" style:family="paragraph" style:parent-style-name="Standard" style:list-style-name="L2">
      <style:paragraph-properties fo:line-height="150%" fo:text-align="start" style:justify-single-word="false"/>
      <style:text-properties style:font-name="Times New Roman" officeooo:rsid="002a09ce" officeooo:paragraph-rsid="005a2084"/>
    </style:style>
    <style:style style:name="P15" style:family="paragraph" style:parent-style-name="Standard" style:list-style-name="L2">
      <style:paragraph-properties fo:line-height="150%" fo:text-align="start" style:justify-single-word="false"/>
      <style:text-properties style:font-name="Times New Roman" officeooo:rsid="002a09ce" officeooo:paragraph-rsid="0066ee8e"/>
    </style:style>
    <style:style style:name="P16" style:family="paragraph" style:parent-style-name="Standard">
      <style:paragraph-properties fo:line-height="150%" fo:text-align="start" style:justify-single-word="false"/>
      <style:text-properties style:font-name="Times New Roman" officeooo:rsid="002a09ce" officeooo:paragraph-rsid="0066ee8e"/>
    </style:style>
    <style:style style:name="P17" style:family="paragraph" style:parent-style-name="Standard">
      <style:paragraph-properties fo:line-height="150%" fo:text-align="center" style:justify-single-word="false"/>
      <style:text-properties style:font-name="Times New Roman" officeooo:rsid="002a09ce" officeooo:paragraph-rsid="0066ee8e"/>
    </style:style>
    <style:style style:name="P18" style:family="paragraph" style:parent-style-name="Standard">
      <style:paragraph-properties fo:line-height="150%" fo:text-align="center" style:justify-single-word="false"/>
      <style:text-properties style:font-name="Times New Roman" officeooo:rsid="002a09ce" officeooo:paragraph-rsid="005a2084"/>
    </style:style>
    <style:style style:name="P19" style:family="paragraph" style:parent-style-name="Standard" style:list-style-name="L2">
      <style:paragraph-properties fo:line-height="150%" fo:text-align="start" style:justify-single-word="false"/>
      <style:text-properties style:font-name="Times New Roman" officeooo:rsid="002a4e09" officeooo:paragraph-rsid="005a2084"/>
    </style:style>
    <style:style style:name="P20" style:family="paragraph" style:parent-style-name="Standard" style:list-style-name="L2">
      <style:paragraph-properties fo:line-height="150%" fo:text-align="start" style:justify-single-word="false"/>
      <style:text-properties style:font-name="Times New Roman" officeooo:rsid="002bf896" officeooo:paragraph-rsid="005a2084"/>
    </style:style>
    <style:style style:name="P21" style:family="paragraph" style:parent-style-name="Standard" style:list-style-name="L2">
      <style:paragraph-properties fo:line-height="150%" fo:text-align="start" style:justify-single-word="false"/>
      <style:text-properties style:font-name="Times New Roman" officeooo:rsid="002c465c" officeooo:paragraph-rsid="005a2084"/>
    </style:style>
    <style:style style:name="P22" style:family="paragraph" style:parent-style-name="Standard" style:list-style-name="L2">
      <style:paragraph-properties fo:line-height="150%" fo:text-align="start" style:justify-single-word="false"/>
      <style:text-properties style:font-name="Times New Roman" officeooo:rsid="002cf8dc" officeooo:paragraph-rsid="005a2084"/>
    </style:style>
    <style:style style:name="P23" style:family="paragraph" style:parent-style-name="Standard">
      <style:paragraph-properties fo:line-height="150%" fo:text-align="start" style:justify-single-word="false"/>
      <style:text-properties style:font-name="Times New Roman" officeooo:rsid="00316a44" officeooo:paragraph-rsid="00316a44"/>
    </style:style>
    <style:style style:name="P24" style:family="paragraph" style:parent-style-name="Standard">
      <style:paragraph-properties fo:line-height="150%" fo:text-align="start" style:justify-single-word="false"/>
      <style:text-properties style:font-name="Times New Roman" fo:font-style="italic" fo:font-weight="bold" officeooo:rsid="0063c2ea" officeooo:paragraph-rsid="0066ee8e" style:font-style-asian="italic" style:font-weight-asian="bold" style:font-style-complex="italic" style:font-weight-complex="bold"/>
    </style:style>
    <style:style style:name="P25" style:family="paragraph" style:parent-style-name="Standard">
      <style:paragraph-properties fo:line-height="150%" fo:text-align="start" style:justify-single-word="false"/>
      <style:text-properties style:font-name="Times New Roman" fo:font-style="italic" fo:font-weight="bold" officeooo:rsid="0057a06f" officeooo:paragraph-rsid="0057a06f" style:font-style-asian="italic" style:font-weight-asian="bold" style:font-style-complex="italic" style:font-weight-complex="bold"/>
    </style:style>
    <style:style style:name="P26" style:family="paragraph" style:parent-style-name="Standard">
      <style:paragraph-properties fo:line-height="150%" fo:text-align="start" style:justify-single-word="false"/>
      <style:text-properties style:font-name="Times New Roman" fo:font-style="italic" fo:font-weight="bold" officeooo:rsid="0057a06f" officeooo:paragraph-rsid="005d34f2" style:font-style-asian="italic" style:font-weight-asian="bold" style:font-style-complex="italic" style:font-weight-complex="bold"/>
    </style:style>
    <style:style style:name="P27" style:family="paragraph" style:parent-style-name="Standard">
      <style:paragraph-properties fo:line-height="150%" fo:text-align="start" style:justify-single-word="false"/>
      <style:text-properties style:font-name="Times New Roman" fo:font-style="italic" fo:font-weight="bold" officeooo:rsid="0057a06f" officeooo:paragraph-rsid="007af20c" style:font-style-asian="italic" style:font-weight-asian="bold" style:font-style-complex="italic" style:font-weight-complex="bold"/>
    </style:style>
    <style:style style:name="P28" style:family="paragraph" style:parent-style-name="Standard">
      <style:paragraph-properties fo:line-height="150%" fo:text-align="center" style:justify-single-word="false"/>
      <style:text-properties style:font-name="Times New Roman" fo:font-style="italic" fo:font-weight="bold" officeooo:rsid="0057a06f" officeooo:paragraph-rsid="005d34f2" style:font-style-asian="italic" style:font-weight-asian="bold" style:font-style-complex="italic" style:font-weight-complex="bold"/>
    </style:style>
    <style:style style:name="P29" style:family="paragraph" style:parent-style-name="Standard">
      <style:paragraph-properties fo:line-height="150%" fo:text-align="center" style:justify-single-word="false"/>
      <style:text-properties style:font-name="Times New Roman" fo:font-style="italic" fo:font-weight="bold" officeooo:rsid="0057a06f" officeooo:paragraph-rsid="005a2084" style:font-style-asian="italic" style:font-weight-asian="bold" style:font-style-complex="italic" style:font-weight-complex="bold"/>
    </style:style>
    <style:style style:name="P30" style:family="paragraph" style:parent-style-name="Standard">
      <style:paragraph-properties fo:line-height="150%" fo:text-align="start" style:justify-single-word="false"/>
      <style:text-properties style:font-name="Times New Roman" fo:font-style="italic" fo:font-weight="bold" officeooo:rsid="005d34f2" officeooo:paragraph-rsid="00678bbe" style:font-style-asian="italic" style:font-weight-asian="bold" style:font-style-complex="italic" style:font-weight-complex="bold"/>
    </style:style>
    <style:style style:name="P31" style:family="paragraph" style:parent-style-name="Standard">
      <style:paragraph-properties fo:line-height="150%" fo:text-align="start" style:justify-single-word="false"/>
      <style:text-properties style:font-name="Times New Roman" fo:font-style="italic" fo:font-weight="bold" officeooo:rsid="005d34f2" officeooo:paragraph-rsid="00680ef0" style:font-style-asian="italic" style:font-weight-asian="bold" style:font-style-complex="italic" style:font-weight-complex="bold"/>
    </style:style>
    <style:style style:name="P32" style:family="paragraph" style:parent-style-name="Standard">
      <style:paragraph-properties fo:line-height="150%" fo:text-align="center" style:justify-single-word="false"/>
      <style:text-properties style:font-name="Times New Roman" fo:font-style="italic" fo:font-weight="bold" officeooo:rsid="005d34f2" officeooo:paragraph-rsid="00680ef0" style:font-style-asian="italic" style:font-weight-asian="bold" style:font-style-complex="italic" style:font-weight-complex="bold"/>
    </style:style>
    <style:style style:name="P33" style:family="paragraph" style:parent-style-name="Standard">
      <style:paragraph-properties fo:line-height="150%" fo:text-align="start" style:justify-single-word="false"/>
      <style:text-properties style:font-name="Times New Roman" fo:font-style="italic" fo:font-weight="bold" officeooo:rsid="007f58a4" officeooo:paragraph-rsid="007f58a4" style:font-style-asian="italic" style:font-weight-asian="bold" style:font-style-complex="italic" style:font-weight-complex="bold"/>
    </style:style>
    <style:style style:name="P34" style:family="paragraph" style:parent-style-name="Standard">
      <style:paragraph-properties fo:line-height="150%" fo:text-align="start" style:justify-single-word="false"/>
      <style:text-properties style:font-name="Times New Roman" fo:font-style="italic" fo:font-weight="bold" officeooo:rsid="007f58a4" officeooo:paragraph-rsid="0087e31e" style:font-style-asian="italic" style:font-weight-asian="bold" style:font-style-complex="italic" style:font-weight-complex="bold"/>
    </style:style>
    <style:style style:name="P35" style:family="paragraph" style:parent-style-name="Standard">
      <style:paragraph-properties fo:line-height="150%" fo:text-align="center" style:justify-single-word="false"/>
      <style:text-properties style:font-name="Times New Roman" fo:font-style="italic" fo:font-weight="bold" officeooo:rsid="007f58a4" officeooo:paragraph-rsid="0080e5a7" style:font-style-asian="italic" style:font-weight-asian="bold" style:font-style-complex="italic" style:font-weight-complex="bold"/>
    </style:style>
    <style:style style:name="P36" style:family="paragraph" style:parent-style-name="Standard">
      <style:paragraph-properties fo:line-height="150%" fo:text-align="center" style:justify-single-word="false"/>
      <style:text-properties style:font-name="Times New Roman" fo:font-style="italic" fo:font-weight="bold" officeooo:rsid="007f58a4" officeooo:paragraph-rsid="0087e31e" style:font-style-asian="italic" style:font-weight-asian="bold" style:font-style-complex="italic" style:font-weight-complex="bold"/>
    </style:style>
    <style:style style:name="P37" style:family="paragraph" style:parent-style-name="Standard">
      <style:paragraph-properties fo:line-height="150%" fo:text-align="start" style:justify-single-word="false"/>
      <style:text-properties style:font-name="Times New Roman" fo:font-style="italic" fo:font-weight="bold" officeooo:rsid="00882b9e" officeooo:paragraph-rsid="00882b9e" style:font-style-asian="italic" style:font-weight-asian="bold" style:font-style-complex="italic" style:font-weight-complex="bold"/>
    </style:style>
    <style:style style:name="P38" style:family="paragraph" style:parent-style-name="Standard">
      <style:paragraph-properties fo:line-height="150%" fo:text-align="start" style:justify-single-word="false"/>
      <style:text-properties style:font-name="Times New Roman" fo:font-style="italic" fo:font-weight="bold" officeooo:rsid="00888cf6" officeooo:paragraph-rsid="009092cf" style:font-style-asian="italic" style:font-weight-asian="bold" style:font-style-complex="italic" style:font-weight-complex="bold"/>
    </style:style>
    <style:style style:name="P39" style:family="paragraph" style:parent-style-name="Standard">
      <style:paragraph-properties fo:line-height="150%" fo:text-align="start" style:justify-single-word="false"/>
      <style:text-properties style:font-name="Times New Roman" fo:font-style="italic" fo:font-weight="bold" officeooo:rsid="00888cf6" officeooo:paragraph-rsid="00935d9e" style:font-style-asian="italic" style:font-weight-asian="bold" style:font-style-complex="italic" style:font-weight-complex="bold"/>
    </style:style>
    <style:style style:name="P40" style:family="paragraph" style:parent-style-name="Standard">
      <style:paragraph-properties fo:line-height="150%" fo:text-align="center" style:justify-single-word="false"/>
      <style:text-properties style:font-name="Times New Roman" fo:font-style="italic" fo:font-weight="bold" officeooo:rsid="00888cf6" officeooo:paragraph-rsid="008a4982" style:font-style-asian="italic" style:font-weight-asian="bold" style:font-style-complex="italic" style:font-weight-complex="bold"/>
    </style:style>
    <style:style style:name="P41" style:family="paragraph" style:parent-style-name="Standard">
      <style:paragraph-properties fo:line-height="150%" fo:text-align="center" style:justify-single-word="false"/>
      <style:text-properties style:font-name="Times New Roman" fo:font-style="italic" fo:font-weight="bold" officeooo:rsid="00888cf6" officeooo:paragraph-rsid="009092cf" style:font-style-asian="italic" style:font-weight-asian="bold" style:font-style-complex="italic" style:font-weight-complex="bold"/>
    </style:style>
    <style:style style:name="P42" style:family="paragraph" style:parent-style-name="Standard">
      <style:paragraph-properties fo:line-height="150%" fo:text-align="start" style:justify-single-word="false"/>
      <style:text-properties style:font-name="Times New Roman" fo:font-style="italic" officeooo:rsid="0063c2ea" officeooo:paragraph-rsid="0063c2ea" style:font-style-asian="italic" style:font-style-complex="italic"/>
    </style:style>
    <style:style style:name="P43" style:family="paragraph" style:parent-style-name="Standard">
      <style:paragraph-properties fo:line-height="150%" fo:text-align="start" style:justify-single-word="false"/>
      <style:text-properties style:font-name="Times New Roman" fo:font-style="italic" officeooo:rsid="0063c2ea" officeooo:paragraph-rsid="0066ee8e" style:font-style-asian="italic" style:font-style-complex="italic"/>
    </style:style>
    <style:style style:name="P44" style:family="paragraph" style:parent-style-name="Standard">
      <style:paragraph-properties fo:line-height="150%" fo:text-align="start" style:justify-single-word="false"/>
      <style:text-properties style:font-name="Times New Roman" fo:font-style="italic" officeooo:rsid="0063c2ea" officeooo:paragraph-rsid="00840367" style:font-style-asian="italic" style:font-style-complex="italic"/>
    </style:style>
    <style:style style:name="P45" style:family="paragraph" style:parent-style-name="Standard">
      <style:paragraph-properties fo:line-height="150%" fo:text-align="start" style:justify-single-word="false"/>
      <style:text-properties style:font-name="Times New Roman" fo:font-style="italic" officeooo:rsid="0063c2ea" officeooo:paragraph-rsid="009fad2f" style:font-style-asian="italic" style:font-style-complex="italic"/>
    </style:style>
    <style:style style:name="P46" style:family="paragraph" style:parent-style-name="Standard">
      <style:paragraph-properties fo:line-height="150%" fo:text-align="start" style:justify-single-word="false"/>
      <style:text-properties style:font-name="Times New Roman" fo:font-style="italic" officeooo:rsid="0073c46e" officeooo:paragraph-rsid="00840367" style:font-style-asian="italic" style:font-style-complex="italic"/>
    </style:style>
    <style:style style:name="P47" style:family="paragraph" style:parent-style-name="Standard">
      <style:paragraph-properties fo:line-height="150%" fo:text-align="center" style:justify-single-word="false"/>
      <style:text-properties style:font-name="Times New Roman" fo:font-style="italic" officeooo:rsid="00888cf6" officeooo:paragraph-rsid="00935d9e" style:font-style-asian="italic" style:font-style-complex="italic"/>
    </style:style>
    <style:style style:name="P48" style:family="paragraph" style:parent-style-name="Standard">
      <style:paragraph-properties fo:line-height="150%" fo:text-align="start" style:justify-single-word="false"/>
      <style:text-properties style:font-name="Times New Roman" fo:font-style="normal" fo:font-weight="bold" officeooo:rsid="0057a06f" officeooo:paragraph-rsid="0057a06f" style:font-style-asian="normal" style:font-weight-asian="bold" style:font-style-complex="normal" style:font-weight-complex="bold"/>
    </style:style>
    <style:style style:name="P49" style:family="paragraph" style:parent-style-name="Standard">
      <style:paragraph-properties fo:line-height="150%" fo:text-align="start" style:justify-single-word="false"/>
      <style:text-properties style:font-name="Times New Roman" fo:font-size="12pt" fo:font-style="italic" fo:font-weight="bold" officeooo:rsid="0057a06f" officeooo:paragraph-rsid="0058cfc2" style:font-size-asian="12pt" style:font-style-asian="italic" style:font-weight-asian="bold" style:font-size-complex="12pt" style:font-style-complex="italic" style:font-weight-complex="bold"/>
    </style:style>
    <style:style style:name="P50" style:family="paragraph" style:parent-style-name="Standard">
      <style:paragraph-properties fo:line-height="150%" fo:text-align="start" style:justify-single-word="false"/>
      <style:text-properties style:font-name="Times New Roman" fo:font-size="12pt" fo:font-style="italic" fo:font-weight="bold" officeooo:rsid="0063c2ea" officeooo:paragraph-rsid="00840367" style:font-size-asian="12pt" style:font-style-asian="italic" style:font-weight-asian="bold" style:font-size-complex="12pt" style:font-style-complex="italic" style:font-weight-complex="bold"/>
    </style:style>
    <style:style style:name="P51" style:family="paragraph" style:parent-style-name="Standard">
      <style:paragraph-properties fo:line-height="150%" fo:text-align="start" style:justify-single-word="false"/>
      <style:text-properties style:font-name="Times New Roman" officeooo:paragraph-rsid="003366ed"/>
    </style:style>
    <style:style style:name="P52" style:family="paragraph" style:parent-style-name="Standard">
      <style:paragraph-properties fo:line-height="150%" fo:text-align="start" style:justify-single-word="false"/>
      <style:text-properties style:font-name="Times New Roman" officeooo:paragraph-rsid="00460532"/>
    </style:style>
    <style:style style:name="P53" style:family="paragraph" style:parent-style-name="Standard">
      <style:paragraph-properties fo:line-height="150%" fo:text-align="start" style:justify-single-word="false"/>
      <style:text-properties style:font-name="Times New Roman" officeooo:paragraph-rsid="005a2084"/>
    </style:style>
    <style:style style:name="T1" style:family="text">
      <style:text-properties fo:font-weight="normal" style:font-weight-asian="normal" style:font-weight-complex="normal"/>
    </style:style>
    <style:style style:name="T2" style:family="text">
      <style:text-properties fo:font-weight="normal" officeooo:rsid="00178234" style:font-weight-asian="normal" style:font-weight-complex="normal"/>
    </style:style>
    <style:style style:name="T3" style:family="text">
      <style:text-properties fo:font-weight="normal" officeooo:rsid="00196b51" style:font-weight-asian="normal" style:font-weight-complex="normal"/>
    </style:style>
    <style:style style:name="T4" style:family="text">
      <style:text-properties fo:font-weight="normal" officeooo:rsid="001c34df" style:font-weight-asian="normal" style:font-weight-complex="normal"/>
    </style:style>
    <style:style style:name="T5" style:family="text">
      <style:text-properties fo:font-weight="normal" officeooo:rsid="00244498" style:font-weight-asian="normal" style:font-weight-complex="normal"/>
    </style:style>
    <style:style style:name="T6" style:family="text">
      <style:text-properties fo:font-weight="normal" officeooo:rsid="002e7ac2" style:font-weight-asian="normal" style:font-weight-complex="normal"/>
    </style:style>
    <style:style style:name="T7" style:family="text">
      <style:text-properties fo:font-weight="normal" officeooo:rsid="003004e1" style:font-weight-asian="normal" style:font-weight-complex="normal"/>
    </style:style>
    <style:style style:name="T8" style:family="text">
      <style:text-properties fo:font-weight="normal" officeooo:rsid="00321ae1" style:font-weight-asian="normal" style:font-weight-complex="normal"/>
    </style:style>
    <style:style style:name="T9" style:family="text">
      <style:text-properties fo:font-weight="normal" officeooo:rsid="00354940" style:font-weight-asian="normal" style:font-weight-complex="normal"/>
    </style:style>
    <style:style style:name="T10" style:family="text">
      <style:text-properties fo:font-weight="normal" officeooo:rsid="0038cf3a" style:font-weight-asian="normal" style:font-weight-complex="normal"/>
    </style:style>
    <style:style style:name="T11" style:family="text">
      <style:text-properties fo:font-weight="normal" officeooo:rsid="00161b14" style:font-weight-asian="normal" style:font-weight-complex="normal"/>
    </style:style>
    <style:style style:name="T12" style:family="text">
      <style:text-properties fo:font-weight="normal" officeooo:rsid="00559013" style:font-weight-asian="normal" style:font-weight-complex="normal"/>
    </style:style>
    <style:style style:name="T13" style:family="text">
      <style:text-properties fo:font-weight="normal" officeooo:rsid="003074e4" style:font-weight-asian="normal" style:font-weight-complex="normal"/>
    </style:style>
    <style:style style:name="T14" style:family="text">
      <style:text-properties fo:font-weight="normal" officeooo:rsid="004f472e" style:font-weight-asian="normal" style:font-weight-complex="normal"/>
    </style:style>
    <style:style style:name="T15" style:family="text">
      <style:text-properties fo:font-weight="normal" officeooo:rsid="002bf896" style:font-weight-asian="normal" style:font-weight-complex="normal"/>
    </style:style>
    <style:style style:name="T16" style:family="text">
      <style:text-properties fo:font-weight="normal" officeooo:rsid="00372cda" style:font-weight-asian="normal" style:font-weight-complex="normal"/>
    </style:style>
    <style:style style:name="T17" style:family="text">
      <style:text-properties fo:font-weight="normal" officeooo:rsid="003ad030" style:font-weight-asian="normal" style:font-weight-complex="normal"/>
    </style:style>
    <style:style style:name="T18" style:family="text">
      <style:text-properties fo:font-weight="normal" officeooo:rsid="00395968" style:font-weight-asian="normal" style:font-weight-complex="normal"/>
    </style:style>
    <style:style style:name="T19" style:family="text">
      <style:text-properties fo:font-weight="normal" officeooo:rsid="003b4aa8" style:font-weight-asian="normal" style:font-weight-complex="normal"/>
    </style:style>
    <style:style style:name="T20" style:family="text">
      <style:text-properties fo:font-weight="normal" officeooo:rsid="003d18ca" style:font-weight-asian="normal" style:font-weight-complex="normal"/>
    </style:style>
    <style:style style:name="T21" style:family="text">
      <style:text-properties fo:font-weight="normal" officeooo:rsid="00418fcd" style:font-weight-asian="normal" style:font-weight-complex="normal"/>
    </style:style>
    <style:style style:name="T22" style:family="text">
      <style:text-properties fo:font-weight="normal" officeooo:rsid="003d3511" style:font-weight-asian="normal" style:font-weight-complex="normal"/>
    </style:style>
    <style:style style:name="T23" style:family="text">
      <style:text-properties fo:font-weight="normal" officeooo:rsid="00460532" style:font-weight-asian="normal" style:font-weight-complex="normal"/>
    </style:style>
    <style:style style:name="T24" style:family="text">
      <style:text-properties fo:font-weight="normal" officeooo:rsid="00437a8b" style:font-weight-asian="normal" style:font-weight-complex="normal"/>
    </style:style>
    <style:style style:name="T25" style:family="text">
      <style:text-properties fo:font-weight="normal" officeooo:rsid="003e31ab" style:font-weight-asian="normal" style:font-weight-complex="normal"/>
    </style:style>
    <style:style style:name="T26" style:family="text">
      <style:text-properties fo:font-weight="normal" officeooo:rsid="003ff632" style:font-weight-asian="normal" style:font-weight-complex="normal"/>
    </style:style>
    <style:style style:name="T27" style:family="text">
      <style:text-properties fo:font-weight="normal" officeooo:rsid="003f7925" style:font-weight-asian="normal" style:font-weight-complex="normal"/>
    </style:style>
    <style:style style:name="T28" style:family="text">
      <style:text-properties fo:font-weight="normal" officeooo:rsid="004092a1" style:font-weight-asian="normal" style:font-weight-complex="normal"/>
    </style:style>
    <style:style style:name="T29" style:family="text">
      <style:text-properties fo:font-weight="normal" officeooo:rsid="0066ee8e" style:font-weight-asian="normal" style:font-weight-complex="normal"/>
    </style:style>
    <style:style style:name="T30" style:family="text">
      <style:text-properties fo:font-weight="normal" officeooo:rsid="0044d721" style:font-weight-asian="normal" style:font-weight-complex="normal"/>
    </style:style>
    <style:style style:name="T31" style:family="text">
      <style:text-properties fo:font-weight="normal" officeooo:rsid="00443c8c" style:font-weight-asian="normal" style:font-weight-complex="normal"/>
    </style:style>
    <style:style style:name="T32" style:family="text">
      <style:text-properties fo:font-weight="normal" officeooo:rsid="0046c24d" style:font-weight-asian="normal" style:font-weight-complex="normal"/>
    </style:style>
    <style:style style:name="T33" style:family="text">
      <style:text-properties fo:font-weight="normal" officeooo:rsid="0047b9b4" style:font-weight-asian="normal" style:font-weight-complex="normal"/>
    </style:style>
    <style:style style:name="T34" style:family="text">
      <style:text-properties fo:font-weight="normal" officeooo:rsid="004a3663" style:font-weight-asian="normal" style:font-weight-complex="normal"/>
    </style:style>
    <style:style style:name="T35" style:family="text">
      <style:text-properties fo:font-weight="normal" officeooo:rsid="004858d3" style:font-weight-asian="normal" style:font-weight-complex="normal"/>
    </style:style>
    <style:style style:name="T36" style:family="text">
      <style:text-properties fo:font-weight="normal" officeooo:rsid="0049ac20" style:font-weight-asian="normal" style:font-weight-complex="normal"/>
    </style:style>
    <style:style style:name="T37" style:family="text">
      <style:text-properties fo:font-weight="normal" officeooo:rsid="004aa098" style:font-weight-asian="normal" style:font-weight-complex="normal"/>
    </style:style>
    <style:style style:name="T38" style:family="text">
      <style:text-properties fo:font-weight="normal" officeooo:rsid="0058cfc2" style:font-weight-asian="normal" style:font-weight-complex="normal"/>
    </style:style>
    <style:style style:name="T39" style:family="text">
      <style:text-properties fo:font-weight="normal" officeooo:rsid="004abc50" style:font-weight-asian="normal" style:font-weight-complex="normal"/>
    </style:style>
    <style:style style:name="T40" style:family="text">
      <style:text-properties fo:font-weight="normal" officeooo:rsid="007af20c" style:font-weight-asian="normal" style:font-weight-complex="normal"/>
    </style:style>
    <style:style style:name="T41" style:family="text">
      <style:text-properties officeooo:rsid="00178234"/>
    </style:style>
    <style:style style:name="T42" style:family="text">
      <style:text-properties fo:font-weight="bold" style:font-weight-asian="bold" style:font-weight-complex="bold"/>
    </style:style>
    <style:style style:name="T43" style:family="text">
      <style:text-properties fo:font-weight="bold" officeooo:rsid="00549451" style:font-weight-asian="bold" style:font-weight-complex="bold"/>
    </style:style>
    <style:style style:name="T44" style:family="text">
      <style:text-properties fo:font-weight="bold" officeooo:rsid="00161b14" style:font-weight-asian="bold" style:font-weight-complex="bold"/>
    </style:style>
    <style:style style:name="T45" style:family="text">
      <style:text-properties officeooo:rsid="002a4e09"/>
    </style:style>
    <style:style style:name="T46" style:family="text">
      <style:text-properties fo:font-size="11pt" fo:language="en" fo:country="US" style:font-size-asian="11pt" style:font-size-complex="11pt"/>
    </style:style>
    <style:style style:name="T47" style:family="text">
      <style:text-properties officeooo:rsid="002bf896"/>
    </style:style>
    <style:style style:name="T48" style:family="text">
      <style:text-properties officeooo:rsid="002c465c"/>
    </style:style>
    <style:style style:name="T49" style:family="text">
      <style:text-properties officeooo:rsid="002cf8dc"/>
    </style:style>
    <style:style style:name="T50" style:family="text">
      <style:text-properties fo:language="en" fo:country="US"/>
    </style:style>
    <style:style style:name="T51" style:family="text">
      <style:text-properties fo:language="en" fo:country="US" officeooo:rsid="00460532"/>
    </style:style>
    <style:style style:name="T52" style:family="text">
      <style:text-properties fo:language="en" fo:country="US" fo:font-style="normal" style:text-underline-style="none" fo:font-weight="normal" style:font-style-asian="normal" style:font-weight-asian="normal" style:font-style-complex="normal" style:font-weight-complex="normal"/>
    </style:style>
    <style:style style:name="T53" style:family="text">
      <style:text-properties fo:language="en" fo:country="US" fo:font-style="normal" style:text-underline-style="none" fo:font-weight="normal" officeooo:rsid="004abc50" style:font-style-asian="normal" style:font-weight-asian="normal" style:font-style-complex="normal" style:font-weight-complex="normal"/>
    </style:style>
    <style:style style:name="T54" style:family="text">
      <style:text-properties fo:language="en" fo:country="US" fo:font-style="normal" style:text-underline-style="none" fo:font-weight="normal" officeooo:rsid="004b4cba" style:font-style-asian="normal" style:font-weight-asian="normal" style:font-style-complex="normal" style:font-weight-complex="normal"/>
    </style:style>
    <style:style style:name="T55" style:family="text">
      <style:text-properties fo:language="en" fo:country="US" fo:font-style="normal" style:text-underline-style="none" fo:font-weight="normal" officeooo:rsid="004c1d05" style:font-style-asian="normal" style:font-weight-asian="normal" style:font-style-complex="normal" style:font-weight-complex="normal"/>
    </style:style>
    <style:style style:name="T56" style:family="text">
      <style:text-properties fo:language="en" fo:country="US" fo:font-style="normal" style:text-underline-style="none" fo:font-weight="normal" officeooo:rsid="004d9eda" style:font-style-asian="normal" style:font-weight-asian="normal" style:font-style-complex="normal" style:font-weight-complex="normal"/>
    </style:style>
    <style:style style:name="T57" style:family="text">
      <style:text-properties fo:language="en" fo:country="US" fo:font-style="normal" style:text-underline-style="none" fo:font-weight="normal" officeooo:rsid="005a2084" style:font-style-asian="normal" style:font-weight-asian="normal" style:font-style-complex="normal" style:font-weight-complex="normal"/>
    </style:style>
    <style:style style:name="T58" style:family="text">
      <style:text-properties fo:language="en" fo:country="US" fo:font-style="normal" style:text-underline-style="none" fo:font-weight="normal" officeooo:rsid="005c49b5" style:font-style-asian="normal" style:font-weight-asian="normal" style:font-style-complex="normal" style:font-weight-complex="normal"/>
    </style:style>
    <style:style style:name="T59" style:family="text">
      <style:text-properties fo:language="en" fo:country="US" fo:font-style="normal" style:text-underline-style="none" fo:font-weight="normal" officeooo:rsid="005d2627" style:font-style-asian="normal" style:font-weight-asian="normal" style:font-style-complex="normal" style:font-weight-complex="normal"/>
    </style:style>
    <style:style style:name="T60" style:family="text">
      <style:text-properties fo:language="en" fo:country="US" fo:font-style="normal" style:text-underline-style="none" fo:font-weight="normal" officeooo:rsid="005fda4f" style:font-style-asian="normal" style:font-weight-asian="normal" style:font-style-complex="normal" style:font-weight-complex="normal"/>
    </style:style>
    <style:style style:name="T61" style:family="text">
      <style:text-properties fo:language="en" fo:country="US" fo:font-style="normal" style:text-underline-style="none" fo:font-weight="normal" officeooo:rsid="005d34f2" style:font-style-asian="normal" style:font-weight-asian="normal" style:font-style-complex="normal" style:font-weight-complex="normal"/>
    </style:style>
    <style:style style:name="T62" style:family="text">
      <style:text-properties fo:language="en" fo:country="US" fo:font-style="normal" style:text-underline-style="none" fo:font-weight="normal" officeooo:rsid="007951f4" style:font-style-asian="normal" style:font-weight-asian="normal" style:font-style-complex="normal" style:font-weight-complex="normal"/>
    </style:style>
    <style:style style:name="T63" style:family="text">
      <style:text-properties fo:language="en" fo:country="US" fo:font-style="normal" style:text-underline-style="none" fo:font-weight="normal" officeooo:rsid="007af20c" style:font-style-asian="normal" style:font-weight-asian="normal" style:font-style-complex="normal" style:font-weight-complex="normal"/>
    </style:style>
    <style:style style:name="T64" style:family="text">
      <style:text-properties fo:language="en" fo:country="US" fo:font-style="normal" style:text-underline-style="none" fo:font-weight="normal" officeooo:rsid="00372cda" style:font-style-asian="normal" style:font-weight-asian="normal" style:font-style-complex="normal" style:font-weight-complex="normal"/>
    </style:style>
    <style:style style:name="T65" style:family="text">
      <style:text-properties fo:language="en" fo:country="US" fo:font-style="normal" style:text-underline-style="none" officeooo:rsid="005c49b5" style:font-style-asian="normal" style:font-style-complex="normal"/>
    </style:style>
    <style:style style:name="T66" style:family="text">
      <style:text-properties fo:language="en" fo:country="US" fo:font-style="normal" style:text-underline-style="none" officeooo:rsid="007af20c" style:font-style-asian="normal" style:font-style-complex="normal"/>
    </style:style>
    <style:style style:name="T67" style:family="text">
      <style:text-properties fo:language="en" fo:country="US" style:text-underline-style="none"/>
    </style:style>
    <style:style style:name="T68" style:family="text">
      <style:text-properties fo:language="en" fo:country="US" style:text-underline-style="none" officeooo:rsid="004d9eda"/>
    </style:style>
    <style:style style:name="T69" style:family="text">
      <style:text-properties fo:language="en" fo:country="US" style:text-underline-style="none" fo:font-weight="normal" style:font-weight-asian="normal" style:font-weight-complex="normal"/>
    </style:style>
    <style:style style:name="T70" style:family="text">
      <style:text-properties fo:language="en" fo:country="US" style:text-underline-style="none" fo:font-weight="normal" officeooo:rsid="002a4e09" style:font-weight-asian="normal" style:font-weight-complex="normal"/>
    </style:style>
    <style:style style:name="T71" style:family="text">
      <style:text-properties fo:language="en" fo:country="US" style:text-underline-style="none" fo:font-weight="normal" officeooo:rsid="005c49b5" style:font-weight-asian="normal" style:font-weight-complex="normal"/>
    </style:style>
    <style:style style:name="T72" style:family="text">
      <style:text-properties fo:language="en" fo:country="US" style:text-underline-style="none" officeooo:rsid="005c49b5"/>
    </style:style>
    <style:style style:name="T73" style:family="text">
      <style:text-properties fo:font-style="italic" fo:font-weight="normal" officeooo:rsid="00372cda" style:font-style-asian="italic" style:font-weight-asian="normal" style:font-style-complex="italic" style:font-weight-complex="normal"/>
    </style:style>
    <style:style style:name="T74" style:family="text">
      <style:text-properties fo:font-style="italic" fo:font-weight="normal" officeooo:rsid="003d3511" style:font-style-asian="italic" style:font-weight-asian="normal" style:font-style-complex="italic" style:font-weight-complex="normal"/>
    </style:style>
    <style:style style:name="T75" style:family="text">
      <style:text-properties fo:font-style="normal" style:font-style-asian="normal" style:font-style-complex="normal"/>
    </style:style>
    <style:style style:name="T76" style:family="text">
      <style:text-properties fo:font-style="normal" style:text-underline-style="none" fo:font-weight="normal" officeooo:rsid="004abc50" style:font-style-asian="normal" style:font-weight-asian="normal" style:font-style-complex="normal" style:font-weight-complex="normal"/>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05d2627" style:font-style-asian="normal" style:font-weight-asian="normal" style:font-style-complex="normal" style:font-weight-complex="normal"/>
    </style:style>
    <style:style style:name="T79" style:family="text">
      <style:text-properties fo:font-style="normal" fo:font-weight="normal" officeooo:rsid="00372cda" style:font-style-asian="normal" style:font-weight-asian="normal" style:font-style-complex="normal" style:font-weight-complex="normal"/>
    </style:style>
    <style:style style:name="T80" style:family="text">
      <style:text-properties fo:font-style="normal" fo:font-weight="normal" officeooo:rsid="003d3511" style:font-style-asian="normal" style:font-weight-asian="normal" style:font-style-complex="normal" style:font-weight-complex="normal"/>
    </style:style>
    <style:style style:name="T81" style:family="text">
      <style:text-properties fo:font-style="normal" fo:font-weight="normal" officeooo:rsid="00852f11" style:font-style-asian="normal" style:font-weight-asian="normal" style:font-style-complex="normal" style:font-weight-complex="normal"/>
    </style:style>
    <style:style style:name="T82" style:family="text">
      <style:text-properties officeooo:rsid="00549451"/>
    </style:style>
    <style:style style:name="T83" style:family="text">
      <style:text-properties officeooo:rsid="00559013"/>
    </style:style>
    <style:style style:name="T84" style:family="text">
      <style:text-properties style:text-position="sub 58%"/>
    </style:style>
    <style:style style:name="T85" style:family="text">
      <style:text-properties style:text-position="sub 58%" fo:font-style="normal" fo:font-weight="normal" style:font-style-asian="normal" style:font-weight-asian="normal" style:font-style-complex="normal" style:font-weight-complex="normal"/>
    </style:style>
    <style:style style:name="T86" style:family="text">
      <style:text-properties style:text-position="sub 58%" fo:font-style="normal" fo:font-weight="normal" officeooo:rsid="005e41f8" style:font-style-asian="normal" style:font-weight-asian="normal" style:font-style-complex="normal" style:font-weight-complex="normal"/>
    </style:style>
    <style:style style:name="T87" style:family="text">
      <style:text-properties style:text-position="sub 58%" fo:font-style="normal" fo:font-weight="normal" officeooo:rsid="005fda4f" style:font-style-asian="normal" style:font-weight-asian="normal" style:font-style-complex="normal" style:font-weight-complex="normal"/>
    </style:style>
    <style:style style:name="T88" style:family="text">
      <style:text-properties style:text-position="sub 58%" fo:font-style="normal" fo:font-weight="normal" officeooo:rsid="00629fa7" style:font-style-asian="normal" style:font-weight-asian="normal" style:font-style-complex="normal" style:font-weight-complex="normal"/>
    </style:style>
    <style:style style:name="T89" style:family="text">
      <style:text-properties style:text-position="sub 58%" fo:font-style="normal" officeooo:rsid="006026ae" style:font-style-asian="normal" style:font-style-complex="normal"/>
    </style:style>
    <style:style style:name="T90" style:family="text">
      <style:text-properties style:text-position="sub 58%" fo:font-style="normal" officeooo:rsid="00629fa7" style:font-style-asian="normal" style:font-style-complex="normal"/>
    </style:style>
    <style:style style:name="T91" style:family="text">
      <style:text-properties style:text-position="sub 58%" fo:font-size="12pt" fo:language="en" fo:country="US" style:text-underline-style="none" fo:font-weight="normal" officeooo:rsid="0066ee8e" style:font-size-asian="12pt" style:font-weight-asian="normal" style:font-size-complex="12pt" style:font-weight-complex="normal"/>
    </style:style>
    <style:style style:name="T92" style:family="text">
      <style:text-properties style:text-position="sub 58%" fo:font-size="12pt" fo:language="en" fo:country="US" style:text-underline-style="none" fo:font-weight="normal" officeooo:rsid="0065b19a" style:font-size-asian="12pt" style:font-weight-asian="normal" style:font-size-complex="12pt" style:font-weight-complex="normal"/>
    </style:style>
    <style:style style:name="T93" style:family="text">
      <style:text-properties style:text-position="sub 58%" fo:font-size="12pt" fo:language="en" fo:country="US" style:text-underline-style="none" fo:font-weight="normal" officeooo:rsid="007680a6" style:font-size-asian="12pt" style:font-weight-asian="normal" style:font-size-complex="12pt" style:font-weight-complex="normal"/>
    </style:style>
    <style:style style:name="T94" style:family="text">
      <style:text-properties style:text-position="sub 58%" fo:font-size="12pt" fo:language="en" fo:country="US" style:text-underline-style="none" fo:font-weight="normal" officeooo:rsid="00a0341e" style:font-size-asian="12pt" style:font-weight-asian="normal" style:font-size-complex="12pt" style:font-weight-complex="normal"/>
    </style:style>
    <style:style style:name="T95" style:family="text">
      <style:text-properties style:text-position="sub 58%" fo:font-size="12pt" fo:language="en" fo:country="US" style:text-underline-style="none" officeooo:rsid="0066ee8e" style:font-size-asian="12pt" style:font-size-complex="12pt"/>
    </style:style>
    <style:style style:name="T96" style:family="text">
      <style:text-properties style:text-position="sub 58%" fo:font-size="12pt" fo:language="en" fo:country="US" style:text-underline-style="none" fo:font-weight="bold" officeooo:rsid="00678bbe" style:font-size-asian="12pt" style:font-weight-asian="bold" style:font-size-complex="12pt" style:font-weight-complex="bold"/>
    </style:style>
    <style:style style:name="T97" style:family="text">
      <style:text-properties style:text-position="sub 58%" fo:font-size="12pt" fo:language="en" fo:country="US" fo:font-style="normal" style:text-underline-style="none" fo:font-weight="normal" officeooo:rsid="0065b19a" style:font-size-asian="12pt" style:font-style-asian="normal" style:font-weight-asian="normal" style:font-size-complex="12pt" style:font-style-complex="normal" style:font-weight-complex="normal"/>
    </style:style>
    <style:style style:name="T98" style:family="text">
      <style:text-properties style:text-position="sub 58%" fo:font-size="12pt" fo:language="en" fo:country="US" fo:font-style="normal" style:text-underline-style="none" fo:font-weight="normal" officeooo:rsid="0066f5e6" style:font-size-asian="12pt" style:font-style-asian="normal" style:font-weight-asian="normal" style:font-size-complex="12pt" style:font-style-complex="normal" style:font-weight-complex="normal"/>
    </style:style>
    <style:style style:name="T99" style:family="text">
      <style:text-properties style:text-position="sub 58%" fo:font-size="12pt" fo:language="en" fo:country="US" fo:font-style="normal" style:text-underline-style="none" fo:font-weight="normal" officeooo:rsid="006ddb76" style:font-size-asian="12pt" style:font-style-asian="normal" style:font-weight-asian="normal" style:font-size-complex="12pt" style:font-style-complex="normal" style:font-weight-complex="normal"/>
    </style:style>
    <style:style style:name="T100" style:family="text">
      <style:text-properties style:text-position="sub 58%" fo:font-size="12pt" fo:language="en" fo:country="US" fo:font-style="normal" style:text-underline-style="none" fo:font-weight="normal" officeooo:rsid="006f02da" style:font-size-asian="12pt" style:font-style-asian="normal" style:font-weight-asian="normal" style:font-size-complex="12pt" style:font-style-complex="normal" style:font-weight-complex="normal"/>
    </style:style>
    <style:style style:name="T101" style:family="text">
      <style:text-properties style:text-position="sub 58%" fo:font-size="12pt" fo:language="en" fo:country="US" fo:font-style="normal" style:text-underline-style="none" fo:font-weight="normal" officeooo:rsid="0070e216" style:font-size-asian="12pt" style:font-style-asian="normal" style:font-weight-asian="normal" style:font-size-complex="12pt" style:font-style-complex="normal" style:font-weight-complex="normal"/>
    </style:style>
    <style:style style:name="T102" style:family="text">
      <style:text-properties style:text-position="sub 58%" fo:font-size="12pt" fo:language="en" fo:country="US" fo:font-style="normal" style:text-underline-style="none" fo:font-weight="normal" officeooo:rsid="00810bb8" style:font-size-asian="12pt" style:font-style-asian="normal" style:font-weight-asian="normal" style:font-size-complex="12pt" style:font-style-complex="normal" style:font-weight-complex="normal"/>
    </style:style>
    <style:style style:name="T103" style:family="text">
      <style:text-properties style:text-position="sub 58%" fo:font-size="12pt" fo:language="en" fo:country="US" fo:font-style="normal" style:text-underline-style="none" fo:font-weight="normal" officeooo:rsid="009fad2f" style:font-size-asian="12pt" style:font-style-asian="normal" style:font-weight-asian="normal" style:font-size-complex="12pt" style:font-style-complex="normal" style:font-weight-complex="normal"/>
    </style:style>
    <style:style style:name="T104" style:family="text">
      <style:text-properties style:text-position="sub 58%" fo:font-size="12pt" fo:language="en" fo:country="US" fo:font-style="normal" style:text-underline-style="none" fo:font-weight="bold" officeooo:rsid="006ddb76" style:font-size-asian="12pt" style:font-style-asian="normal" style:font-weight-asian="bold" style:font-size-complex="12pt" style:font-style-complex="normal" style:font-weight-complex="bold"/>
    </style:style>
    <style:style style:name="T105" style:family="text">
      <style:text-properties style:text-position="sub 58%" fo:font-size="12pt" fo:language="en" fo:country="US" fo:font-style="normal" style:text-underline-style="none" fo:font-weight="bold" officeooo:rsid="006f02da" style:font-size-asian="12pt" style:font-style-asian="normal" style:font-weight-asian="bold" style:font-size-complex="12pt" style:font-style-complex="normal" style:font-weight-complex="bold"/>
    </style:style>
    <style:style style:name="T106" style:family="text">
      <style:text-properties style:text-position="sub 58%" fo:language="en" fo:country="US" style:text-underline-style="none" officeooo:rsid="00678bbe"/>
    </style:style>
    <style:style style:name="T107" style:family="text">
      <style:text-properties style:text-position="sub 58%" fo:language="en" fo:country="US" style:text-underline-style="none" fo:font-weight="normal" officeooo:rsid="008a4982" style:font-weight-asian="normal" style:font-weight-complex="normal"/>
    </style:style>
    <style:style style:name="T108" style:family="text">
      <style:text-properties style:text-position="sub 58%" fo:language="en" fo:country="US" style:text-underline-style="none" fo:font-weight="normal" officeooo:rsid="0091c2b3" style:font-weight-asian="normal" style:font-weight-complex="normal"/>
    </style:style>
    <style:style style:name="T109" style:family="text">
      <style:text-properties style:text-position="sub 58%" fo:language="en" fo:country="US" style:text-underline-style="none" fo:font-weight="normal" officeooo:rsid="00935d9e" style:font-weight-asian="normal" style:font-weight-complex="normal"/>
    </style:style>
    <style:style style:name="T110" style:family="text">
      <style:text-properties style:text-position="sub 58%" fo:language="en" fo:country="US" style:text-underline-style="none" fo:font-weight="normal" officeooo:rsid="00960c94" style:font-weight-asian="normal" style:font-weight-complex="normal"/>
    </style:style>
    <style:style style:name="T111" style:family="text">
      <style:text-properties style:text-position="sub 58%" fo:language="en" fo:country="US" style:text-underline-style="none" fo:font-weight="normal" officeooo:rsid="0093eac4" style:font-weight-asian="normal" style:font-weight-complex="normal"/>
    </style:style>
    <style:style style:name="T112" style:family="text">
      <style:text-properties style:text-position="sub 58%" fo:language="en" fo:country="US" style:text-underline-style="none" fo:font-weight="normal" officeooo:rsid="009480a4" style:font-weight-asian="normal" style:font-weight-complex="normal"/>
    </style:style>
    <style:style style:name="T113" style:family="text">
      <style:text-properties style:text-position="sub 58%" fo:language="en" fo:country="US" style:text-underline-style="none" fo:font-weight="normal" officeooo:rsid="009b898e" style:font-weight-asian="normal" style:font-weight-complex="normal"/>
    </style:style>
    <style:style style:name="T114" style:family="text">
      <style:text-properties style:text-position="sub 58%" fo:language="en" fo:country="US" fo:font-style="normal" style:text-underline-style="none" fo:font-weight="normal" officeooo:rsid="008a4982" style:font-style-asian="normal" style:font-weight-asian="normal" style:font-style-complex="normal" style:font-weight-complex="normal"/>
    </style:style>
    <style:style style:name="T115" style:family="text">
      <style:text-properties style:text-position="sub 58%" fo:language="en" fo:country="US" fo:font-style="normal" style:text-underline-style="none" fo:font-weight="normal" officeooo:rsid="0093eac4" style:font-style-asian="normal" style:font-weight-asian="normal" style:font-style-complex="normal" style:font-weight-complex="normal"/>
    </style:style>
    <style:style style:name="T116" style:family="text">
      <style:text-properties style:text-position="sub 58%" officeooo:rsid="005e41f8"/>
    </style:style>
    <style:style style:name="T117" style:family="text">
      <style:text-properties style:text-position="sub 58%" fo:font-weight="normal" style:font-weight-asian="normal" style:font-weight-complex="normal"/>
    </style:style>
    <style:style style:name="T118" style:family="text">
      <style:text-properties style:text-position="sub 58%" fo:font-weight="normal" officeooo:rsid="0087e31e" style:font-weight-asian="normal" style:font-weight-complex="normal"/>
    </style:style>
    <style:style style:name="T119" style:family="text">
      <style:text-properties style:text-position="sub 58%" fo:font-weight="normal" officeooo:rsid="00840367" style:font-weight-asian="normal" style:font-weight-complex="normal"/>
    </style:style>
    <style:style style:name="T120" style:family="text">
      <style:text-properties style:text-position="sub 58%" officeooo:rsid="005fda4f"/>
    </style:style>
    <style:style style:name="T121" style:family="text">
      <style:text-properties style:text-position="sub 58%" officeooo:rsid="00629fa7"/>
    </style:style>
    <style:style style:name="T122" style:family="text">
      <style:text-properties style:text-position="0% 100%"/>
    </style:style>
    <style:style style:name="T123" style:family="text">
      <style:text-properties style:text-position="0% 100%" fo:font-weight="normal" style:font-weight-asian="normal" style:font-weight-complex="normal"/>
    </style:style>
    <style:style style:name="T124" style:family="text">
      <style:text-properties style:text-position="0% 100%" fo:font-weight="normal" officeooo:rsid="005e41f8" style:font-weight-asian="normal" style:font-weight-complex="normal"/>
    </style:style>
    <style:style style:name="T125" style:family="text">
      <style:text-properties style:text-position="0% 100%" fo:font-weight="normal" officeooo:rsid="005fda4f" style:font-weight-asian="normal" style:font-weight-complex="normal"/>
    </style:style>
    <style:style style:name="T126" style:family="text">
      <style:text-properties style:text-position="0% 100%" fo:font-weight="normal" officeooo:rsid="006228ef" style:font-weight-asian="normal" style:font-weight-complex="normal"/>
    </style:style>
    <style:style style:name="T127" style:family="text">
      <style:text-properties style:text-position="0% 100%" fo:font-weight="normal" officeooo:rsid="0087e31e" style:font-weight-asian="normal" style:font-weight-complex="normal"/>
    </style:style>
    <style:style style:name="T128" style:family="text">
      <style:text-properties style:text-position="0% 100%" fo:font-weight="normal" officeooo:rsid="00840367" style:font-weight-asian="normal" style:font-weight-complex="normal"/>
    </style:style>
    <style:style style:name="T129" style:family="text">
      <style:text-properties style:text-position="0% 100%" fo:font-style="normal" officeooo:rsid="006026ae" style:font-style-asian="normal" style:font-style-complex="normal"/>
    </style:style>
    <style:style style:name="T130" style:family="text">
      <style:text-properties style:text-position="0% 100%" fo:font-style="normal" officeooo:rsid="00629fa7" style:font-style-asian="normal" style:font-style-complex="normal"/>
    </style:style>
    <style:style style:name="T131" style:family="text">
      <style:text-properties style:text-position="0% 100%" fo:font-style="normal" officeooo:rsid="008f38cb" style:font-style-asian="normal" style:font-style-complex="normal"/>
    </style:style>
    <style:style style:name="T132" style:family="text">
      <style:text-properties style:text-position="0% 100%" fo:font-style="normal" fo:font-weight="normal" style:font-style-asian="normal" style:font-weight-asian="normal" style:font-style-complex="normal" style:font-weight-complex="normal"/>
    </style:style>
    <style:style style:name="T133" style:family="text">
      <style:text-properties style:text-position="0% 100%" fo:font-style="normal" fo:font-weight="normal" officeooo:rsid="005e41f8" style:font-style-asian="normal" style:font-weight-asian="normal" style:font-style-complex="normal" style:font-weight-complex="normal"/>
    </style:style>
    <style:style style:name="T134" style:family="text">
      <style:text-properties style:text-position="0% 100%" fo:font-style="normal" fo:font-weight="normal" officeooo:rsid="005fda4f" style:font-style-asian="normal" style:font-weight-asian="normal" style:font-style-complex="normal" style:font-weight-complex="normal"/>
    </style:style>
    <style:style style:name="T135" style:family="text">
      <style:text-properties style:text-position="0% 100%" fo:font-style="normal" fo:font-weight="normal" officeooo:rsid="00678bbe" style:font-style-asian="normal" style:font-weight-asian="normal" style:font-style-complex="normal" style:font-weight-complex="normal"/>
    </style:style>
    <style:style style:name="T136" style:family="text">
      <style:text-properties style:text-position="0% 100%" fo:font-style="normal" fo:font-weight="normal" officeooo:rsid="006026ae" style:font-style-asian="normal" style:font-weight-asian="normal" style:font-style-complex="normal" style:font-weight-complex="normal"/>
    </style:style>
    <style:style style:name="T137" style:family="text">
      <style:text-properties style:text-position="0% 100%" fo:font-style="normal" fo:font-weight="normal" officeooo:rsid="00629fa7" style:font-style-asian="normal" style:font-weight-asian="normal" style:font-style-complex="normal" style:font-weight-complex="normal"/>
    </style:style>
    <style:style style:name="T138" style:family="text">
      <style:text-properties style:text-position="0% 100%" fo:font-style="normal" fo:font-weight="normal" officeooo:rsid="006228ef" style:font-style-asian="normal" style:font-weight-asian="normal" style:font-style-complex="normal" style:font-weight-complex="normal"/>
    </style:style>
    <style:style style:name="T139" style:family="text">
      <style:text-properties style:text-position="0% 100%" fo:font-style="normal" fo:font-weight="normal" officeooo:rsid="007d6d25" style:font-style-asian="normal" style:font-weight-asian="normal" style:font-style-complex="normal" style:font-weight-complex="normal"/>
    </style:style>
    <style:style style:name="T140" style:family="text">
      <style:text-properties style:text-position="0% 100%" fo:font-style="normal" fo:font-weight="normal" officeooo:rsid="0080e5a7" style:font-style-asian="normal" style:font-weight-asian="normal" style:font-style-complex="normal" style:font-weight-complex="normal"/>
    </style:style>
    <style:style style:name="T141" style:family="text">
      <style:text-properties style:text-position="0% 100%" fo:font-style="normal" fo:font-weight="normal" officeooo:rsid="008232a5" style:font-style-asian="normal" style:font-weight-asian="normal" style:font-style-complex="normal" style:font-weight-complex="normal"/>
    </style:style>
    <style:style style:name="T142" style:family="text">
      <style:text-properties style:text-position="0% 100%" fo:font-style="normal" fo:font-weight="normal" officeooo:rsid="00840367" style:font-style-asian="normal" style:font-weight-asian="normal" style:font-style-complex="normal" style:font-weight-complex="normal"/>
    </style:style>
    <style:style style:name="T143" style:family="text">
      <style:text-properties style:text-position="0% 100%" fo:font-style="normal" fo:font-weight="normal" officeooo:rsid="00873565" style:font-style-asian="normal" style:font-weight-asian="normal" style:font-style-complex="normal" style:font-weight-complex="normal"/>
    </style:style>
    <style:style style:name="T144" style:family="text">
      <style:text-properties style:text-position="0% 100%" fo:font-style="normal" fo:font-weight="normal" officeooo:rsid="0087e31e" style:font-style-asian="normal" style:font-weight-asian="normal" style:font-style-complex="normal" style:font-weight-complex="normal"/>
    </style:style>
    <style:style style:name="T145" style:family="text">
      <style:text-properties style:text-position="0% 100%" fo:font-style="normal" fo:font-weight="normal" officeooo:rsid="00852f11" style:font-style-asian="normal" style:font-weight-asian="normal" style:font-style-complex="normal" style:font-weight-complex="normal"/>
    </style:style>
    <style:style style:name="T146" style:family="text">
      <style:text-properties style:text-position="0% 100%" fo:font-style="normal" fo:font-weight="normal" officeooo:rsid="00882b9e" style:font-style-asian="normal" style:font-weight-asian="normal" style:font-style-complex="normal" style:font-weight-complex="normal"/>
    </style:style>
    <style:style style:name="T147" style:family="text">
      <style:text-properties style:text-position="0% 100%" fo:font-style="normal" fo:font-weight="normal" officeooo:rsid="00888cf6" style:font-style-asian="normal" style:font-weight-asian="normal" style:font-style-complex="normal" style:font-weight-complex="normal"/>
    </style:style>
    <style:style style:name="T148" style:family="text">
      <style:text-properties style:text-position="0% 100%" fo:font-style="normal" fo:font-weight="normal" officeooo:rsid="00897dc7" style:font-style-asian="normal" style:font-weight-asian="normal" style:font-style-complex="normal" style:font-weight-complex="normal"/>
    </style:style>
    <style:style style:name="T149" style:family="text">
      <style:text-properties style:text-position="0% 100%" fo:font-size="12pt" fo:language="en" fo:country="US" fo:font-style="normal" style:text-underline-style="none" fo:font-weight="normal" officeooo:rsid="0066ee8e" style:font-size-asian="12pt" style:font-style-asian="normal" style:font-weight-asian="normal" style:font-size-complex="12pt" style:font-style-complex="normal" style:font-weight-complex="normal"/>
    </style:style>
    <style:style style:name="T150" style:family="text">
      <style:text-properties style:text-position="0% 100%" fo:font-size="12pt" fo:language="en" fo:country="US" fo:font-style="normal" style:text-underline-style="none" fo:font-weight="normal" officeooo:rsid="0065b19a" style:font-size-asian="12pt" style:font-style-asian="normal" style:font-weight-asian="normal" style:font-size-complex="12pt" style:font-style-complex="normal" style:font-weight-complex="normal"/>
    </style:style>
    <style:style style:name="T151" style:family="text">
      <style:text-properties style:text-position="0% 100%" fo:font-size="12pt" fo:language="en" fo:country="US" fo:font-style="normal" style:text-underline-style="none" fo:font-weight="normal" officeooo:rsid="0066f5e6" style:font-size-asian="12pt" style:font-style-asian="normal" style:font-weight-asian="normal" style:font-size-complex="12pt" style:font-style-complex="normal" style:font-weight-complex="normal"/>
    </style:style>
    <style:style style:name="T152" style:family="text">
      <style:text-properties style:text-position="0% 100%" fo:font-size="12pt" fo:language="en" fo:country="US" fo:font-style="normal" style:text-underline-style="none" fo:font-weight="normal" officeooo:rsid="00678bbe" style:font-size-asian="12pt" style:font-style-asian="normal" style:font-weight-asian="normal" style:font-size-complex="12pt" style:font-style-complex="normal" style:font-weight-complex="normal"/>
    </style:style>
    <style:style style:name="T153" style:family="text">
      <style:text-properties style:text-position="0% 100%" fo:font-size="12pt" fo:language="en" fo:country="US" fo:font-style="normal" style:text-underline-style="none" fo:font-weight="normal" officeooo:rsid="006d220e" style:font-size-asian="12pt" style:font-style-asian="normal" style:font-weight-asian="normal" style:font-size-complex="12pt" style:font-style-complex="normal" style:font-weight-complex="normal"/>
    </style:style>
    <style:style style:name="T154" style:family="text">
      <style:text-properties style:text-position="0% 100%" fo:font-size="12pt" fo:language="en" fo:country="US" fo:font-style="normal" style:text-underline-style="none" fo:font-weight="normal" officeooo:rsid="006f02da" style:font-size-asian="12pt" style:font-style-asian="normal" style:font-weight-asian="normal" style:font-size-complex="12pt" style:font-style-complex="normal" style:font-weight-complex="normal"/>
    </style:style>
    <style:style style:name="T155" style:family="text">
      <style:text-properties style:text-position="0% 100%" fo:font-size="12pt" fo:language="en" fo:country="US" fo:font-style="normal" style:text-underline-style="none" fo:font-weight="normal" officeooo:rsid="0070e216" style:font-size-asian="12pt" style:font-style-asian="normal" style:font-weight-asian="normal" style:font-size-complex="12pt" style:font-style-complex="normal" style:font-weight-complex="normal"/>
    </style:style>
    <style:style style:name="T156" style:family="text">
      <style:text-properties style:text-position="0% 100%" fo:font-size="12pt" fo:language="en" fo:country="US" fo:font-style="normal" style:text-underline-style="none" fo:font-weight="normal" officeooo:rsid="007268a9" style:font-size-asian="12pt" style:font-style-asian="normal" style:font-weight-asian="normal" style:font-size-complex="12pt" style:font-style-complex="normal" style:font-weight-complex="normal"/>
    </style:style>
    <style:style style:name="T157" style:family="text">
      <style:text-properties style:text-position="0% 100%" fo:font-size="12pt" fo:language="en" fo:country="US" fo:font-style="normal" style:text-underline-style="none" fo:font-weight="normal" officeooo:rsid="0073c17e" style:font-size-asian="12pt" style:font-style-asian="normal" style:font-weight-asian="normal" style:font-size-complex="12pt" style:font-style-complex="normal" style:font-weight-complex="normal"/>
    </style:style>
    <style:style style:name="T158" style:family="text">
      <style:text-properties style:text-position="0% 100%" fo:font-size="12pt" fo:language="en" fo:country="US" fo:font-style="normal" style:text-underline-style="none" fo:font-weight="normal" officeooo:rsid="0073c46e" style:font-size-asian="12pt" style:font-style-asian="normal" style:font-weight-asian="normal" style:font-size-complex="12pt" style:font-style-complex="normal" style:font-weight-complex="normal"/>
    </style:style>
    <style:style style:name="T159" style:family="text">
      <style:text-properties style:text-position="0% 100%" fo:font-size="12pt" fo:language="en" fo:country="US" fo:font-style="normal" style:text-underline-style="none" fo:font-weight="normal" officeooo:rsid="007680a6" style:font-size-asian="12pt" style:font-style-asian="normal" style:font-weight-asian="normal" style:font-size-complex="12pt" style:font-style-complex="normal" style:font-weight-complex="normal"/>
    </style:style>
    <style:style style:name="T160" style:family="text">
      <style:text-properties style:text-position="0% 100%" fo:font-size="12pt" fo:language="en" fo:country="US" fo:font-style="normal" style:text-underline-style="none" fo:font-weight="normal" officeooo:rsid="0076b013" style:font-size-asian="12pt" style:font-style-asian="normal" style:font-weight-asian="normal" style:font-size-complex="12pt" style:font-style-complex="normal" style:font-weight-complex="normal"/>
    </style:style>
    <style:style style:name="T161" style:family="text">
      <style:text-properties style:text-position="0% 100%" fo:font-size="12pt" fo:language="en" fo:country="US" fo:font-style="normal" style:text-underline-style="none" fo:font-weight="normal" officeooo:rsid="0076e907" style:font-size-asian="12pt" style:font-style-asian="normal" style:font-weight-asian="normal" style:font-size-complex="12pt" style:font-style-complex="normal" style:font-weight-complex="normal"/>
    </style:style>
    <style:style style:name="T162" style:family="text">
      <style:text-properties style:text-position="0% 100%" fo:font-size="12pt" fo:language="en" fo:country="US" fo:font-style="normal" style:text-underline-style="none" fo:font-weight="normal" officeooo:rsid="00810bb8" style:font-size-asian="12pt" style:font-style-asian="normal" style:font-weight-asian="normal" style:font-size-complex="12pt" style:font-style-complex="normal" style:font-weight-complex="normal"/>
    </style:style>
    <style:style style:name="T163" style:family="text">
      <style:text-properties style:text-position="0% 100%" fo:font-size="12pt" fo:language="en" fo:country="US" fo:font-style="normal" style:text-underline-style="none" fo:font-weight="normal" officeooo:rsid="008232a5" style:font-size-asian="12pt" style:font-style-asian="normal" style:font-weight-asian="normal" style:font-size-complex="12pt" style:font-style-complex="normal" style:font-weight-complex="normal"/>
    </style:style>
    <style:style style:name="T164" style:family="text">
      <style:text-properties style:text-position="0% 100%" fo:font-size="12pt" fo:language="en" fo:country="US" fo:font-style="normal" style:text-underline-style="none" fo:font-weight="normal" officeooo:rsid="009fad2f" style:font-size-asian="12pt" style:font-style-asian="normal" style:font-weight-asian="normal" style:font-size-complex="12pt" style:font-style-complex="normal" style:font-weight-complex="normal"/>
    </style:style>
    <style:style style:name="T165" style:family="text">
      <style:text-properties style:text-position="0% 100%" fo:font-size="12pt" fo:language="en" fo:country="US" fo:font-style="normal" style:text-underline-style="none" fo:font-weight="normal" officeooo:rsid="00a0341e" style:font-size-asian="12pt" style:font-style-asian="normal" style:font-weight-asian="normal" style:font-size-complex="12pt" style:font-style-complex="normal" style:font-weight-complex="normal"/>
    </style:style>
    <style:style style:name="T166" style:family="text">
      <style:text-properties style:text-position="0% 100%" fo:font-size="12pt" fo:language="en" fo:country="US" fo:font-style="normal" style:text-underline-style="none" fo:font-weight="bold" officeooo:rsid="00678bbe" style:font-size-asian="12pt" style:font-style-asian="normal" style:font-weight-asian="bold" style:font-size-complex="12pt" style:font-style-complex="normal" style:font-weight-complex="bold"/>
    </style:style>
    <style:style style:name="T167" style:family="text">
      <style:text-properties style:text-position="0% 100%" fo:font-size="12pt" fo:language="en" fo:country="US" fo:font-style="normal" style:text-underline-style="none" fo:font-weight="bold" officeooo:rsid="008da25c" style:font-size-asian="12pt" style:font-style-asian="normal" style:font-weight-asian="bold" style:font-size-complex="12pt" style:font-style-complex="normal" style:font-weight-complex="bold"/>
    </style:style>
    <style:style style:name="T168" style:family="text">
      <style:text-properties style:text-position="0% 100%" fo:font-size="12pt" fo:language="en" fo:country="US" style:text-underline-style="none" fo:font-weight="normal" officeooo:rsid="0066ee8e" style:font-size-asian="12pt" style:font-weight-asian="normal" style:font-size-complex="12pt" style:font-weight-complex="normal"/>
    </style:style>
    <style:style style:name="T169" style:family="text">
      <style:text-properties style:text-position="0% 100%" fo:font-size="12pt" fo:language="en" fo:country="US" style:text-underline-style="none" fo:font-weight="normal" officeooo:rsid="0065b19a" style:font-size-asian="12pt" style:font-weight-asian="normal" style:font-size-complex="12pt" style:font-weight-complex="normal"/>
    </style:style>
    <style:style style:name="T170" style:family="text">
      <style:text-properties style:text-position="0% 100%" fo:font-size="12pt" fo:language="en" fo:country="US" style:text-underline-style="none" fo:font-weight="normal" officeooo:rsid="006d220e" style:font-size-asian="12pt" style:font-weight-asian="normal" style:font-size-complex="12pt" style:font-weight-complex="normal"/>
    </style:style>
    <style:style style:name="T171" style:family="text">
      <style:text-properties style:text-position="0% 100%" fo:font-size="12pt" fo:language="en" fo:country="US" style:text-underline-style="none" fo:font-weight="normal" officeooo:rsid="007680a6" style:font-size-asian="12pt" style:font-weight-asian="normal" style:font-size-complex="12pt" style:font-weight-complex="normal"/>
    </style:style>
    <style:style style:name="T172" style:family="text">
      <style:text-properties style:text-position="0% 100%" fo:font-size="12pt" fo:language="en" fo:country="US" style:text-underline-style="none" fo:font-weight="normal" officeooo:rsid="00a0341e" style:font-size-asian="12pt" style:font-weight-asian="normal" style:font-size-complex="12pt" style:font-weight-complex="normal"/>
    </style:style>
    <style:style style:name="T173" style:family="text">
      <style:text-properties style:text-position="0% 100%" fo:font-size="12pt" fo:language="en" fo:country="US" style:text-underline-style="none" fo:font-weight="bold" officeooo:rsid="005c49b5" style:font-size-asian="12pt" style:font-weight-asian="bold" style:font-size-complex="12pt" style:font-weight-complex="bold"/>
    </style:style>
    <style:style style:name="T174" style:family="text">
      <style:text-properties style:text-position="0% 100%" fo:font-size="12pt" fo:language="en" fo:country="US" style:text-underline-style="none" fo:font-weight="bold" officeooo:rsid="00629fa7" style:font-size-asian="12pt" style:font-weight-asian="bold" style:font-size-complex="12pt" style:font-weight-complex="bold"/>
    </style:style>
    <style:style style:name="T175" style:family="text">
      <style:text-properties style:text-position="0% 100%" style:font-name="Times New Roman1" fo:font-size="12pt" fo:language="en" fo:country="US" fo:font-style="normal" style:text-underline-style="none" fo:font-weight="normal" officeooo:rsid="009fad2f" style:font-size-asian="12pt" style:font-style-asian="normal" style:font-weight-asian="normal" style:font-size-complex="12pt" style:font-style-complex="normal" style:font-weight-complex="normal"/>
    </style:style>
    <style:style style:name="T176" style:family="text">
      <style:text-properties style:text-position="0% 100%" officeooo:rsid="005fda4f"/>
    </style:style>
    <style:style style:name="T177" style:family="text">
      <style:text-properties style:text-position="0% 100%" fo:language="en" fo:country="US" fo:font-style="normal" style:text-underline-style="none" fo:font-weight="normal" style:font-style-asian="normal" style:font-weight-asian="normal" style:font-style-complex="normal" style:font-weight-complex="normal"/>
    </style:style>
    <style:style style:name="T178" style:family="text">
      <style:text-properties style:text-position="0% 100%" fo:language="en" fo:country="US" fo:font-style="normal" style:text-underline-style="none" fo:font-weight="normal" officeooo:rsid="00678bbe" style:font-style-asian="normal" style:font-weight-asian="normal" style:font-style-complex="normal" style:font-weight-complex="normal"/>
    </style:style>
    <style:style style:name="T179" style:family="text">
      <style:text-properties style:text-position="0% 100%" fo:language="en" fo:country="US" fo:font-style="normal" style:text-underline-style="none" fo:font-weight="normal" officeooo:rsid="006ddb76" style:font-style-asian="normal" style:font-weight-asian="normal" style:font-style-complex="normal" style:font-weight-complex="normal"/>
    </style:style>
    <style:style style:name="T180" style:family="text">
      <style:text-properties style:text-position="0% 100%" fo:language="en" fo:country="US" fo:font-style="normal" style:text-underline-style="none" fo:font-weight="normal" officeooo:rsid="00754cfb" style:font-style-asian="normal" style:font-weight-asian="normal" style:font-style-complex="normal" style:font-weight-complex="normal"/>
    </style:style>
    <style:style style:name="T181" style:family="text">
      <style:text-properties style:text-position="0% 100%" fo:language="en" fo:country="US" fo:font-style="normal" style:text-underline-style="none" fo:font-weight="normal" officeooo:rsid="00760a40" style:font-style-asian="normal" style:font-weight-asian="normal" style:font-style-complex="normal" style:font-weight-complex="normal"/>
    </style:style>
    <style:style style:name="T182" style:family="text">
      <style:text-properties style:text-position="0% 100%" fo:language="en" fo:country="US" fo:font-style="normal" style:text-underline-style="none" fo:font-weight="normal" officeooo:rsid="007680a6" style:font-style-asian="normal" style:font-weight-asian="normal" style:font-style-complex="normal" style:font-weight-complex="normal"/>
    </style:style>
    <style:style style:name="T183" style:family="text">
      <style:text-properties style:text-position="0% 100%" fo:language="en" fo:country="US" fo:font-style="normal" style:text-underline-style="none" fo:font-weight="normal" officeooo:rsid="0073c46e" style:font-style-asian="normal" style:font-weight-asian="normal" style:font-style-complex="normal" style:font-weight-complex="normal"/>
    </style:style>
    <style:style style:name="T184" style:family="text">
      <style:text-properties style:text-position="0% 100%" fo:language="en" fo:country="US" fo:font-style="normal" style:text-underline-style="none" fo:font-weight="normal" officeooo:rsid="008a4982" style:font-style-asian="normal" style:font-weight-asian="normal" style:font-style-complex="normal" style:font-weight-complex="normal"/>
    </style:style>
    <style:style style:name="T185" style:family="text">
      <style:text-properties style:text-position="0% 100%" fo:language="en" fo:country="US" fo:font-style="normal" style:text-underline-style="none" fo:font-weight="normal" officeooo:rsid="008bb9d0" style:font-style-asian="normal" style:font-weight-asian="normal" style:font-style-complex="normal" style:font-weight-complex="normal"/>
    </style:style>
    <style:style style:name="T186" style:family="text">
      <style:text-properties style:text-position="0% 100%" fo:language="en" fo:country="US" fo:font-style="normal" style:text-underline-style="none" fo:font-weight="normal" officeooo:rsid="0091c2b3" style:font-style-asian="normal" style:font-weight-asian="normal" style:font-style-complex="normal" style:font-weight-complex="normal"/>
    </style:style>
    <style:style style:name="T187" style:family="text">
      <style:text-properties style:text-position="0% 100%" fo:language="en" fo:country="US" fo:font-style="normal" style:text-underline-style="none" fo:font-weight="normal" officeooo:rsid="00935d9e" style:font-style-asian="normal" style:font-weight-asian="normal" style:font-style-complex="normal" style:font-weight-complex="normal"/>
    </style:style>
    <style:style style:name="T188" style:family="text">
      <style:text-properties style:text-position="0% 100%" fo:language="en" fo:country="US" fo:font-style="normal" style:text-underline-style="none" fo:font-weight="normal" officeooo:rsid="0093eac4" style:font-style-asian="normal" style:font-weight-asian="normal" style:font-style-complex="normal" style:font-weight-complex="normal"/>
    </style:style>
    <style:style style:name="T189" style:family="text">
      <style:text-properties style:text-position="0% 100%" fo:language="en" fo:country="US" fo:font-style="normal" style:text-underline-style="none" fo:font-weight="normal" officeooo:rsid="009480a4" style:font-style-asian="normal" style:font-weight-asian="normal" style:font-style-complex="normal" style:font-weight-complex="normal"/>
    </style:style>
    <style:style style:name="T190" style:family="text">
      <style:text-properties style:text-position="0% 100%" fo:language="en" fo:country="US" fo:font-style="normal" style:text-underline-style="none" fo:font-weight="normal" officeooo:rsid="00960c94" style:font-style-asian="normal" style:font-weight-asian="normal" style:font-style-complex="normal" style:font-weight-complex="normal"/>
    </style:style>
    <style:style style:name="T191" style:family="text">
      <style:text-properties style:text-position="0% 100%" fo:language="en" fo:country="US" fo:font-style="normal" style:text-underline-style="none" fo:font-weight="normal" officeooo:rsid="0096b713" style:font-style-asian="normal" style:font-weight-asian="normal" style:font-style-complex="normal" style:font-weight-complex="normal"/>
    </style:style>
    <style:style style:name="T192" style:family="text">
      <style:text-properties style:text-position="0% 100%" fo:language="en" fo:country="US" fo:font-style="normal" style:text-underline-style="none" fo:font-weight="normal" officeooo:rsid="009c7763" style:font-style-asian="normal" style:font-weight-asian="normal" style:font-style-complex="normal" style:font-weight-complex="normal"/>
    </style:style>
    <style:style style:name="T193" style:family="text">
      <style:text-properties style:text-position="0% 100%" fo:language="en" fo:country="US" fo:font-style="normal" style:text-underline-style="none" fo:font-weight="normal" officeooo:rsid="009da464" style:font-style-asian="normal" style:font-weight-asian="normal" style:font-style-complex="normal" style:font-weight-complex="normal"/>
    </style:style>
    <style:style style:name="T194" style:family="text">
      <style:text-properties style:text-position="0% 100%" fo:language="en" fo:country="US" fo:font-style="normal" style:text-underline-style="none" fo:font-weight="normal" officeooo:rsid="009f1338" style:font-style-asian="normal" style:font-weight-asian="normal" style:font-style-complex="normal" style:font-weight-complex="normal"/>
    </style:style>
    <style:style style:name="T195" style:family="text">
      <style:text-properties style:text-position="0% 100%" fo:language="en" fo:country="US" fo:font-style="normal" style:text-underline-style="none" fo:font-weight="normal" officeooo:rsid="00a29707" style:font-style-asian="normal" style:font-weight-asian="normal" style:font-style-complex="normal" style:font-weight-complex="normal"/>
    </style:style>
    <style:style style:name="T196" style:family="text">
      <style:text-properties style:text-position="0% 100%" fo:language="en" fo:country="US" fo:font-style="normal" style:text-underline-style="none" officeooo:rsid="009da464" style:font-style-asian="normal" style:font-style-complex="normal"/>
    </style:style>
    <style:style style:name="T197" style:family="text">
      <style:text-properties style:text-position="0% 100%" fo:language="en" fo:country="US" fo:font-style="normal" style:text-underline-style="solid" style:text-underline-type="double" style:text-underline-width="auto" style:text-underline-color="font-color" fo:font-weight="normal" officeooo:rsid="0096b713" style:font-style-asian="normal" style:font-weight-asian="normal" style:font-style-complex="normal" style:font-weight-complex="normal"/>
    </style:style>
    <style:style style:name="T198" style:family="text">
      <style:text-properties style:text-position="0% 100%" fo:language="en" fo:country="US" style:text-underline-style="none" fo:font-weight="normal" officeooo:rsid="008a4982" style:font-weight-asian="normal" style:font-weight-complex="normal"/>
    </style:style>
    <style:style style:name="T199" style:family="text">
      <style:text-properties style:text-position="0% 100%" fo:language="en" fo:country="US" style:text-underline-style="none" fo:font-weight="normal" officeooo:rsid="008bb9d0" style:font-weight-asian="normal" style:font-weight-complex="normal"/>
    </style:style>
    <style:style style:name="T200" style:family="text">
      <style:text-properties style:text-position="0% 100%" fo:language="en" fo:country="US" style:text-underline-style="none" fo:font-weight="normal" officeooo:rsid="0091c2b3" style:font-weight-asian="normal" style:font-weight-complex="normal"/>
    </style:style>
    <style:style style:name="T201" style:family="text">
      <style:text-properties style:text-position="0% 100%" fo:language="en" fo:country="US" style:text-underline-style="none" fo:font-weight="normal" officeooo:rsid="00935d9e" style:font-weight-asian="normal" style:font-weight-complex="normal"/>
    </style:style>
    <style:style style:name="T202" style:family="text">
      <style:text-properties style:text-position="0% 100%" fo:language="en" fo:country="US" style:text-underline-style="none" fo:font-weight="normal" officeooo:rsid="0093eac4" style:font-weight-asian="normal" style:font-weight-complex="normal"/>
    </style:style>
    <style:style style:name="T203" style:family="text">
      <style:text-properties style:text-position="0% 100%" fo:language="en" fo:country="US" style:text-underline-style="none" fo:font-weight="normal" officeooo:rsid="00960c94" style:font-weight-asian="normal" style:font-weight-complex="normal"/>
    </style:style>
    <style:style style:name="T204" style:family="text">
      <style:text-properties style:text-position="0% 100%" fo:language="en" fo:country="US" style:text-underline-style="none" fo:font-weight="normal" officeooo:rsid="0096b713" style:font-weight-asian="normal" style:font-weight-complex="normal"/>
    </style:style>
    <style:style style:name="T205" style:family="text">
      <style:text-properties style:text-position="0% 100%" fo:language="en" fo:country="US" style:text-underline-style="none" fo:font-weight="normal" officeooo:rsid="009480a4" style:font-weight-asian="normal" style:font-weight-complex="normal"/>
    </style:style>
    <style:style style:name="T206" style:family="text">
      <style:text-properties style:text-position="0% 100%" fo:language="en" fo:country="US" style:text-underline-style="none" fo:font-weight="normal" officeooo:rsid="009da464" style:font-weight-asian="normal" style:font-weight-complex="normal"/>
    </style:style>
    <style:style style:name="T207" style:family="text">
      <style:text-properties style:text-position="0% 100%" officeooo:rsid="00629fa7"/>
    </style:style>
    <style:style style:name="T208" style:family="text">
      <style:text-properties fo:font-size="12pt" fo:language="en" fo:country="US" fo:font-style="normal" style:text-underline-style="none" fo:font-weight="normal" officeooo:rsid="002a4e09" style:font-size-asian="12pt" style:font-style-asian="normal" style:font-weight-asian="normal" style:font-size-complex="12pt" style:font-style-complex="normal" style:font-weight-complex="normal"/>
    </style:style>
    <style:style style:name="T209" style:family="text">
      <style:text-properties fo:font-size="12pt" fo:language="en" fo:country="US" fo:font-style="normal" style:text-underline-style="none" fo:font-weight="normal" officeooo:rsid="00598d88" style:font-size-asian="12pt" style:font-style-asian="normal" style:font-weight-asian="normal" style:font-size-complex="12pt" style:font-style-complex="normal" style:font-weight-complex="normal"/>
    </style:style>
    <style:style style:name="T210" style:family="text">
      <style:text-properties fo:font-size="12pt" fo:language="en" fo:country="US" fo:font-style="normal" style:text-underline-style="none" fo:font-weight="normal" officeooo:rsid="0065b19a" style:font-size-asian="12pt" style:font-style-asian="normal" style:font-weight-asian="normal" style:font-size-complex="12pt" style:font-style-complex="normal" style:font-weight-complex="normal"/>
    </style:style>
    <style:style style:name="T211" style:family="text">
      <style:text-properties fo:font-size="12pt" fo:language="en" fo:country="US" style:text-underline-style="none" fo:font-weight="normal" style:font-size-asian="12pt" style:font-weight-asian="normal" style:font-size-complex="12pt" style:font-weight-complex="normal"/>
    </style:style>
    <style:style style:name="T212" style:family="text">
      <style:text-properties fo:font-size="12pt" fo:language="en" fo:country="US" style:text-underline-style="none" fo:font-weight="normal" officeooo:rsid="00598d88" style:font-size-asian="12pt" style:font-weight-asian="normal" style:font-size-complex="12pt" style:font-weight-complex="normal"/>
    </style:style>
    <style:style style:name="T213" style:family="text">
      <style:text-properties fo:font-size="12pt" fo:language="en" fo:country="US" style:text-underline-style="none" fo:font-weight="normal" officeooo:rsid="0065b19a" style:font-size-asian="12pt" style:font-weight-asian="normal" style:font-size-complex="12pt" style:font-weight-complex="normal"/>
    </style:style>
    <style:style style:name="T214" style:family="text">
      <style:text-properties fo:font-size="12pt" fo:language="en" fo:country="US" style:text-underline-style="none" fo:font-weight="normal" officeooo:rsid="0066ee8e" style:font-size-asian="12pt" style:font-weight-asian="normal" style:font-size-complex="12pt" style:font-weight-complex="normal"/>
    </style:style>
    <style:style style:name="T215" style:family="text">
      <style:text-properties fo:font-size="12pt" fo:language="en" fo:country="US" style:text-underline-style="none" fo:font-weight="bold" style:font-size-asian="12pt" style:font-weight-asian="bold" style:font-size-complex="12pt" style:font-weight-complex="bold"/>
    </style:style>
    <style:style style:name="fr1" style:family="graphic" style:parent-style-name="Formula">
      <style:graphic-properties style:vertical-pos="from-top" fo:padding="0.0193in" fo:border="non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188357707751839726" text:style-name="L2">
        <text:list-item>
          <text:p text:style-name="P13">Preface</text:p>
          <text:list>
            <text:list-item>
              <text:p text:style-name="P19">Reserach group description</text:p>
            </text:list-item>
          </text:list>
        </text:list-item>
        <text:list-item>
          <text:p text:style-name="P13">Introduction</text:p>
          <text:list>
            <text:list-item>
              <text:p text:style-name="P20">Introduction to HEVs</text:p>
            </text:list-item>
            <text:list-item>
              <text:p text:style-name="P20">Energy Management Systems</text:p>
            </text:list-item>
            <text:list-item>
              <text:p text:style-name="P20"><text:span text:style-name="T48">Project o</text:span>bjective<text:span text:style-name="T48">s</text:span> for Summer Internship</text:p>
              <text:list>
                <text:list-item>
                  <text:p text:style-name="P21">C port exis<text:span text:style-name="T49">ting DP-PMP power management system</text:span></text:p>
                </text:list-item>
                <text:list-item>
                  <text:p text:style-name="P22">Develop own DP algorithm optimizing fuel use</text:p>
                  <text:list>
                    <text:list-item>
                      <text:p text:style-name="P22">Based on three state variables: discretized battery energy level, integer engine on-off control, and discrete gear state.</text:p>
                    </text:list-item>
                  </text:list>
                </text:list-item>
                <text:list-item>
                  <text:p text:style-name="P21">Control theory – tie in to EE</text:p>
                </text:list-item>
              </text:list>
            </text:list-item>
          </text:list>
        </text:list-item>
        <text:list-item>
          <text:p text:style-name="P14"><text:s/>Problem Description</text:p>
          <text:list>
            <text:list-item>
              <text:p text:style-name="P14">Vehicle Mode<text:span text:style-name="T45">l</text:span></text:p>
              <text:list>
                <text:list-item>
                  <text:p text:style-name="P19">Working with a priori <text:span text:style-name="T46">New European Driving Cycle (NEDC) speed and slope profile data.</text:span></text:p>
                </text:list-item>
                <text:list-item>
                  <text:p text:style-name="P19">Longitudinal <text:span text:style-name="T47">v</text:span>ehicle dynamics <text:span text:style-name="T47">model</text:span> at wheel</text:p>
                </text:list-item>
                <text:list-item>
                  <text:p text:style-name="P20">Powertrain model</text:p>
                </text:list-item>
                <text:list-item>
                  <text:p text:style-name="P20">Power split optimization.</text:p>
                </text:list-item>
              </text:list>
            </text:list-item>
            <text:list-item>
              <text:p text:style-name="P19">Optimization Strategy Explanations</text:p>
            </text:list-item>
            <text:list-item>
              <text:p text:style-name="P14">Problem Formulation</text:p>
            </text:list-item>
          </text:list>
        </text:list-item>
        <text:list-item>
          <text:p text:style-name="P14"><text:s/>Solutions to Problem Description</text:p>
          <text:list>
            <text:list-item>
              <text:p text:style-name="P14">Original Stephans DP-PMP model </text:p>
              <text:list>
                <text:list-item>
                  <text:p text:style-name="P14">Port to C in order to lower computation demand for implementing management system into a rapid control protyping device.</text:p>
                </text:list-item>
              </text:list>
            </text:list-item>
            <text:list-item>
              <text:p text:style-name="P14">Dynamic Programming</text:p>
              <text:list>
                <text:list-item>
                  <text:p text:style-name="P15">Finding optimal power split control of an HEV</text:p>
                </text:list-item>
              </text:list>
            </text:list-item>
          </text:list>
        </text:list-item>
      </text:list>
      <text:p text:style-name="P16"/>
      <text:p text:style-name="P16"/>
      <text:p text:style-name="P16"/>
      <text:p text:style-name="P16"/>
      <text:p text:style-name="P16"/>
      <text:p text:style-name="P16"/>
      <text:p text:style-name="P16"/>
      <text:p text:style-name="P16"/>
      <text:p text:style-name="P17"><text:soft-page-break/><text:span text:style-name="T43">Developing Optimal Power Split Controls</text:span><text:span text:style-name="T44"> in Hybrid-Electric Vehicles through</text:span></text:p>
      <text:p text:style-name="P18"><text:span text:style-name="T44">Dynamic Programming Optimization</text:span></text:p>
      <text:p text:style-name="P1">Electronics Project Internship Report</text:p>
      <text:p text:style-name="P1">Asgard Kaleb Marroquin</text:p>
      <text:p text:style-name="P1">Technische Universität Dresden, Germany</text:p>
      <text:p text:style-name="P1">Summer 2016</text:p>
      <text:p text:style-name="P1"/>
      <text:p text:style-name="P5">Acknowledgements</text:p>
      <text:p text:style-name="P12"><text:tab/>I would like to <text:span text:style-name="T83">especially</text:span> thank Stephan Uebel, <text:s/>Robert Kloss, Conny <text:span text:style-name="T10">Tempelhahn</text:span>, and Prof. Dr.-Ing. Bernard Baeker for <text:span text:style-name="T82">the opportunity to work on such a fascinating subject this summer. Their mentoring, supervision, and advice was instrumental in understanding and developing optimal control theory this summer. I also thank all those at the </text:span><text:span text:style-name="T11">Innovationzentrum Fahrzeugmechatronik, </text:span><text:span text:style-name="T12">whose openness and inclusiveness helped me integrate into the mechatronics team professionally, academically, and culturally. </text:span></text:p>
      <text:p text:style-name="P23"><text:span text:style-name="T42">Preface</text:span></text:p>
      <text:p text:style-name="P51"><text:span text:style-name="T11"><text:tab/>My internship this summer took place in Dresden, a small city on the east side of Germany, where industry and STEM-related technical training have taken strong root. In particular, I interned with the Innovationzentrum Fahrzeugmechatronik, or <text:s/></text:span><text:span text:style-name="T6">the Department of </text:span><text:span text:style-name="T11">Vehicle Mechatronics, at the Technische Universität Dresden. The </text:span><text:span text:style-name="T6">department </text:span><text:span text:style-name="T11">works directly with the transportation agency in Dresden – </text:span><text:span text:style-name="T6">th</text:span><text:span text:style-name="T7">e Dresdener Verkehrsbetriebe (DVB) </text:span><text:span text:style-name="T6">– </text:span><text:span text:style-name="T11">in reducing fuel consumption </text:span><text:span text:style-name="T2">and </text:span><text:span text:style-name="T6">heat</text:span><text:span text:style-name="T2"> loss</text:span><text:span text:style-name="T6">es</text:span><text:span text:style-name="T2"> in the city's </text:span><text:span text:style-name="T13">ever-growing</text:span><text:span text:style-name="T2"> hybrid-electric bus fleet</text:span><text:span text:style-name="T6">.</text:span><text:span text:style-name="T2"> </text:span><text:span text:style-name="T3">The group also collaborates with private companies such as Bosch, BMW, and Continentale (CHECK NAMES). </text:span><text:span text:style-name="T8">The department investigates various vehicle fields</text:span><text:span text:style-name="T2">, such as power optimization strategies for powertrain management, thermal losses as a result of passenger exchange and a smaller combustion engine size, bus log data analysis, </text:span><text:span text:style-name="T8">battery technologies, </text:span><text:span text:style-name="T2">real-time component diagnostics, and conductor</text:span><text:span text:style-name="T8"> assistant systems</text:span><text:span text:style-name="T2"> for more efficient driving cycles.</text:span></text:p>
      <text:p text:style-name="P6"><text:span text:style-name="T41">I</text:span>ntroduction</text:p>
      <text:p text:style-name="P7"><text:span text:style-name="T1"><text:tab/></text:span><text:span text:style-name="T9">WRITE INTRODUCTION TO HEVS – </text:span><text:span text:style-name="T14">necessary?</text:span></text:p>
      <text:p text:style-name="P9"><text:span text:style-name="T15"><text:tab/></text:span><text:span text:style-name="T9">Various control methods have been investigated for optimizing energy management systems, </text:span><text:span text:style-name="T10">or EMSs, </text:span><text:span text:style-name="T9">for HEV powertrains. </text:span><text:span text:style-name="T5">Two main </text:span><text:span text:style-name="T16">control strategies </text:span><text:span text:style-name="T5">exist for</text:span><text:span text:style-name="T4"> developing </text:span><text:span text:style-name="T10">optimal</text:span><text:span text:style-name="T4"> </text:span><text:span text:style-name="T5">HEV </text:span><text:span text:style-name="T9">powersplit</text:span><text:span text:style-name="T5"> strategies: </text:span><text:span text:style-name="T16">numerical methods for known </text:span><text:span text:style-name="T73">a priori </text:span><text:span text:style-name="T79">speed</text:span><text:span text:style-name="T73"> </text:span><text:span text:style-name="T16">trajectories</text:span><text:span text:style-name="T73"> </text:span><text:span text:style-name="T79">demand profiles </text:span><text:span text:style-name="T73">(</text:span><text:span text:style-name="T5">noncausal</text:span><text:span text:style-name="T16">) and analytical methods without such knowledge (</text:span><text:span text:style-name="T5">causal</text:span><text:span text:style-name="T16">)</text:span><text:span text:style-name="T5"> (</text:span><text:span text:style-name="T16">Jager, </text:span><text:span text:style-name="T40">van Keulen, and Kessels</text:span><text:span text:style-name="T16"> et al 2013; </text:span><text:span text:style-name="T9">Elbert 2013</text:span><text:span text:style-name="T5">). </text:span><text:span text:style-name="T10">Noncausal methods, requiring perfect future driving condition predictions, are able to compute across the entire given driving profile and find globally optimal solutions </text:span><text:span text:style-name="T17">for EMSs </text:span><text:span text:style-name="T10">(Tempelhahn </text:span><text:soft-page-break/><text:span text:style-name="T10">2016). </text:span><text:span text:style-name="T18">Were noncausal optimization methods be used in realtime, stochastic inputs deviating from the defined driving cycle would influence calculations; as a result, such methods are typically performed offline and are used as benchmarks for comparing and designing efficient online causal EMSs </text:span><text:span text:style-name="T10">(Tempelhahn 2016). </text:span><text:span text:style-name="T18">Causal methods performing online, on the other hand, can only optimize locally </text:span><text:span text:style-name="T17">portions of the driving cycle problem </text:span><text:span text:style-name="T18">and thus</text:span><text:span text:style-name="T17"> </text:span><text:span text:style-name="T18">return suboptimal </text:span><text:span text:style-name="T17">strategies </text:span><text:span text:style-name="T10">(Tempelhahn 2016)</text:span><text:span text:style-name="T17">.</text:span></text:p>
      <text:p text:style-name="P52"><text:span text:style-name="T17"><text:tab/></text:span><text:span text:style-name="T19">Dynamic programming (DP) is typically used for calculating globally optimal EMS solutions due to its </text:span><text:span text:style-name="T20">flexibility and ability to ensure </text:span><text:span text:style-name="T19">global optimality. </text:span><text:span text:style-name="T20">DP can utilize both</text:span><text:span text:style-name="T19"> </text:span><text:span text:style-name="T20">mixed-integer</text:span><text:span text:style-name="T19"> </text:span><text:span text:style-name="T20">and</text:span><text:span text:style-name="T19"> continuous state variables </text:span><text:span text:style-name="T20">with nonlinear and nonconvex models,</text:span><text:span text:style-name="T19"> </text:span><text:span text:style-name="T20">conditions which other methods cannot numerically make function (Elbert 2013; Murgovski et al 2013). However, dynamic programming can only practically optimize an EMS with a limited number of state variables </text:span><text:span text:style-name="T21">because</text:span><text:span text:style-name="T20"> computational time increases exponentially as more state permutations for a given driving profile </text:span><text:span text:style-name="T21">are </text:span><text:span text:style-name="T20">analyzed – <text:s/></text:span><text:span text:style-name="T22">i</text:span><text:span text:style-name="T20">.e. the “curse of dimensionality” </text:span><text:span text:style-name="T22">(R. Bellman, </text:span><text:span text:style-name="T74">Dynamic Programming</text:span><text:span text:style-name="T80">, Princeton, NJ. USA: Princeton Univ. Press, Jun. 1957</text:span><text:span text:style-name="T22">)</text:span><text:span text:style-name="T20">. </text:span><text:span text:style-name="T22">DP also requires predetermined travel profile data and is thus noncausal by nature. </text:span><text:span text:style-name="T21">Nevertheless, due to the repetitive, predictable nature of city bus routes, speed profiles for hybrid-electric transit can be approximated based on past logged data records. </text:span><text:span text:style-name="T23">Standard driving trajectories, such as the </text:span><text:bookmark text:name="firstHeading"/><text:span text:style-name="T50">New European Driving Cycle, </text:span><text:span text:style-name="T51">attempt to mimic urban driving speed profiles and are</text:span><text:span text:style-name="T23"> typically used for determining typical urban emissions (INSERT REFERENCE); these trajectories can also be used as a baseline for testing DP algorithms.</text:span></text:p>
      <text:p text:style-name="P10"><text:span text:style-name="T22"><text:tab/>Alternative causal optimization </text:span><text:span text:style-name="T24">methods</text:span><text:span text:style-name="T22"> </text:span><text:span text:style-name="T25">such as convex optimization and </text:span><text:span text:style-name="T26">methods</text:span><text:span text:style-name="T27"> utilizing</text:span><text:span text:style-name="T25"> Pontryagin's maximum principle (PMP) are also thoroughly researched in order to implement online control systems in HEVs. </text:span><text:span text:style-name="T21">Although far faster than DP, s</text:span><text:span text:style-name="T25">uch methods naturally have their limitations. For example, convex optimization requires a linear convex model utilizing continuous state variables in order to function </text:span><text:span text:style-name="T28">effectively.</text:span><text:span text:style-name="T25"> </text:span><text:span text:style-name="T28">Should a problem be originally nonconvex, it must be manually made convex, possibly affecting optimality results (</text:span><text:span text:style-name="T10">Tempelhahn, Conny 2016</text:span><text:span text:style-name="T28">). </text:span><text:span text:style-name="T25"><text:s/>And although mixed-integer boolean state variables – engine on-off control, for example – can be theoretically relaxed to become a continuous value between zero and one (Murgovski, Nikolce et al 2013), </text:span><text:span text:style-name="T27">it was agreed upon by the research group that smoothing out strict boolean controls may yield questionable results at best and </text:span><text:span text:style-name="T21">the proceudure </text:span><text:span text:style-name="T27">may not yet be generally accepted as sound. </text:span><text:span text:style-name="T28">PMP-based strategies are also limited to processing only continuous state variables, </text:span><text:span text:style-name="T21">but can also find near-globally optimal results for such variables </text:span><text:span text:style-name="T28">(</text:span><text:span text:style-name="T10">Tempelhahn, Conny 2016</text:span><text:span text:style-name="T28">). </text:span></text:p>
      <text:p text:style-name="P10"><text:span text:style-name="T28"><text:tab/></text:span><text:span text:style-name="T21">Due to the strengths and weaknesses of various different optimization control </text:span><text:span text:style-name="T24">methods</text:span><text:span text:style-name="T21">, they are usually combined </text:span><text:span text:style-name="T29">and synergize</text:span><text:span text:style-name="T21"> </text:span><text:span text:style-name="T29">with </text:span><text:span text:style-name="T21">each other's characteristics. </text:span><text:span text:style-name="T24">Faster procedures such as convex optimization and PMP can be integrated into DP algorithms and optimize the continuous variables in </text:span><text:soft-page-break/><text:span text:style-name="T24">the model. This frees up the number of states DP must calculate </text:span><text:span text:style-name="T30">and dedicates the algorithm</text:span><text:span text:style-name="T24"> to optimize </text:span><text:span text:style-name="T30">just </text:span><text:span text:style-name="T24">mixed-integer states, </text:span><text:span text:style-name="T30">considerably </text:span><text:span text:style-name="T24">reducing computation time as a result </text:span><text:span text:style-name="T31">(Uebel, Stefan </text:span><text:span text:style-name="T23">et al </text:span><text:span text:style-name="T31">2016, Murgovski, Nikolce </text:span><text:span text:style-name="T23">et al</text:span><text:span text:style-name="T31"> 2013)</text:span><text:span text:style-name="T24">. </text:span><text:span text:style-name="T23">Should a DP-PMP combined method become fast enough on either a predictable hybrid-electric bus route profile or a model European driving cycle, </text:span></text:p>
      <text:p text:style-name="P11"><text:span text:style-name="T24"><text:tab/></text:span><text:span text:style-name="T23">Two main projects were defined for this summer internship. </text:span><text:span text:style-name="T32">The first involves further speeding up a</text:span><text:span text:style-name="T33">nd converting a</text:span><text:span text:style-name="T32"> DP-PMP algorithm </text:span><text:span text:style-name="T33">developed by my supervisor so that it may be tested in a </text:span><text:span text:style-name="T34">Autobox, a </text:span><text:span text:style-name="T33">rapid control prototyping device. </text:span><text:span text:style-name="T35">This algorithm, which uses vehicle kinetic energy, battery electric energy, gear selection, and travel time as state variables, minimizes fuel use for an articulated bus mode</text:span><text:span text:style-name="T36">l resolved spatially. The details of th</text:span><text:span text:style-name="T37">is</text:span><text:span text:style-name="T36"> control methods can be found in </text:span><text:span text:style-name="T34">(</text:span><text:span text:style-name="T31">Uebel, Stefan </text:span><text:span text:style-name="T23">et al </text:span><text:span text:style-name="T31">2016</text:span><text:span text:style-name="T34">)</text:span><text:span text:style-name="T31">. </text:span><text:span text:style-name="T38">This project will be briefly described in this report, as it did play a key role in better understanding dynamic programming. </text:span><text:span text:style-name="T34">The second project, </text:span><text:span text:style-name="T38">more relevant to working with controls and thus described here in more detail, </text:span><text:span text:style-name="T34"><text:s/></text:span><text:span text:style-name="T37">involved developing a new DP algorithm which would find the optimal power split control of a Ford Focus-like HEV model that could handle a continuous battery energy level state, a discrete gear state, and a boolean engine on-off state. </text:span><text:span text:style-name="T39">The temporally resolved model, requiring a predefined </text:span><text:span text:style-name="T76">driving profile, is based on the </text:span><text:span text:style-name="T53">New European Driving Cycle. </text:span><text:span text:style-name="T54">By creating a </text:span><text:span text:style-name="T55">dynamic programming model based on modern control theory </text:span><text:span text:style-name="T56">which</text:span><text:span text:style-name="T55"> </text:span><text:span text:style-name="T56">models and optimizes battery use in a hybrid-electric bus at a macroscopic level, this internship has taught me the principles of <text:s/>controls, a fundamental field of electrical engineering.</text:span></text:p>
      <text:p text:style-name="P11"><text:span text:style-name="T56"/></text:p>
      <text:p text:style-name="P48"><text:span text:style-name="T68">P</text:span><text:span text:style-name="T67">roblem Description</text:span></text:p>
      <text:p text:style-name="P49"><text:span text:style-name="T70">New European Driving Cycle</text:span></text:p>
      <text:p text:style-name="P53"><text:span text:style-name="T208"><text:tab/>T</text:span><text:span text:style-name="T209">he New European Driving Cycle (NEDC), a speed profile mimicking a typical commute in a European urban environment, is used as a vehicular travel profile for the DP algorithm. The driving cycle consists of four Urban Driving Cycle (UDC) periods of driving simulating sporadic low vehicle speed and engine load experienced in cities, followed by an Extra Urban Driving Cycle (EUDC) simulating faster, more aggressive travel (</text:span>United Nations Environment Programme<text:span text:style-name="T209">).</text:span><text:span text:style-name="T167">INSERT FIGURE SHOWING THE DRIVING CYCLE</text:span></text:p>
      <text:p text:style-name="P42"><text:span text:style-name="T212">S</text:span><text:span text:style-name="T211">tate Variables</text:span></text:p>
      <text:p text:style-name="P43"><text:span text:style-name="T215"><text:tab/></text:span><text:span text:style-name="T210">The HEV is being optimized for minimal fuel use based on three state variables: battery buffer state of charge (SOC) energy level </text:span><text:span text:style-name="T213">E</text:span><text:span text:style-name="T92">B</text:span><text:span text:style-name="T210">, gear selection </text:span><text:span text:style-name="T213">g</text:span><text:span text:style-name="T210">, and engine on-off decision </text:span><text:span text:style-name="T214">e</text:span><text:span text:style-name="T169">. </text:span><text:span text:style-name="T150">The battery energy level </text:span><text:span text:style-name="T169">E</text:span><text:span text:style-name="T92">B</text:span><text:span text:style-name="T150">, </text:span><text:span text:style-name="T149">a </text:span><text:span text:style-name="T150">continuous </text:span><text:span text:style-name="T149">variable</text:span><text:span text:style-name="T150"> in reality, must be discretized so that the state variable can exist in the DP state space. The finer the resolution, less overshoot will occur and the algorithm would yield more accurate results. However, more finely resolved changes in </text:span><text:span text:style-name="T169">E</text:span><text:span text:style-name="T92">B</text:span><text:span text:style-name="T169"> </text:span><text:span text:style-name="T150"><text:s/>require exponentially more </text:span><text:soft-page-break/><text:span text:style-name="T150">computing time, due to the increased number of possible E</text:span><text:span text:style-name="T97">B </text:span><text:span text:style-name="T150">states and thus state variable permutations. Therefore, a resolution of 2500 J is chosen in order to attempt to balance these two factors. </text:span></text:p>
      <text:p text:style-name="P43"><text:span text:style-name="T149"><text:s/></text:span></text:p>
      <text:p text:style-name="P25"><text:span text:style-name="T69">Longitudinal Vehicle Model</text:span></text:p>
      <text:p text:style-name="P27"><text:span text:style-name="T69"><text:tab/></text:span><text:span text:style-name="T57">In order to optimize the </text:span><text:span text:style-name="T63">power</text:span><text:span text:style-name="T57"> split control in the HEV, <text:s/>a vehicle model defining a wheel torque demand </text:span><text:span text:style-name="T58">which will </text:span><text:span text:style-name="T57">satisfy the NEDC must be defined. </text:span><text:span text:style-name="T62">Defining the </text:span><text:span text:style-name="T63">power</text:span><text:span text:style-name="T62"> demand split for an HEV will depend on the vehicle's drivetrain architecture. This model works with a parallel powertrain, where the internal combustion engine (ICE) and the electric motor (EM) are completely decoupled. </text:span><text:span text:style-name="T63">This allows for both machines to independently</text:span><text:span text:style-name="T62"> </text:span><text:span text:style-name="T63">contribute to the requested demand (</text:span><text:span text:style-name="T64">Jager, </text:span><text:span text:style-name="T63">van Keulen, and Kessels</text:span><text:span text:style-name="T64"> et al 2013</text:span><text:span text:style-name="T63">). </text:span><text:span text:style-name="T66"><text:s/>INSERT FIGURE SHOWING PARALLEL DRIVETRAIN HERE. </text:span><text:span text:style-name="T59">To do so, the crankshaft speed and the sum of forces at the w</text:span><text:span text:style-name="T60">hee</text:span><text:span text:style-name="T59">l must first be determined.</text:span><text:span text:style-name="T57"> </text:span><text:span text:style-name="T58">The vehicle's velocity vector </text:span><text:span text:style-name="T72">v</text:span><text:span text:style-name="T58">, wheel constant rolling radius </text:span><text:span text:style-name="T71">r</text:span><text:span text:style-name="T58">, and gear ratio </text:span><text:span text:style-name="T71">γ(g) </text:span><text:span text:style-name="T58">define the crankshaft's rotational velocity </text:span><text:span text:style-name="T72">ω</text:span><text:span text:style-name="T106">CRS</text:span><text:span text:style-name="T71">(g)</text:span><text:span text:style-name="T58"> (1), where</text:span><text:span text:style-name="T65"> </text:span><text:span text:style-name="T72">v</text:span><text:span text:style-name="T65"> </text:span><text:span text:style-name="T58">is the NEDC speed profile discretized every second. </text:span></text:p>
      <text:p text:style-name="P28"><text:span text:style-name="T57"><draw:frame draw:style-name="fr1" draw:name="Object3" text:anchor-type="as-char" svg:y="-0.2646in" svg:width="1.239in" svg:height="0.3929in" draw:z-index="1"><draw:object xlink:href="./Object 3" xlink:type="simple" xlink:show="embed" xlink:actuate="onLoad"/><draw:image xlink:href="./ObjectReplacements/Object 3" xlink:type="simple" xlink:show="embed" xlink:actuate="onLoad"/><svg:desc>formula</svg:desc></draw:frame></text:span><text:span text:style-name="T58">(1)</text:span></text:p>
      <text:p text:style-name="P26"><text:span text:style-name="T59">The forces at the wheel can be described though Newton's Second Law </text:span><text:span text:style-name="T61">(2),</text:span></text:p>
      <text:p text:style-name="P33"><text:span text:style-name="T61">I</text:span><text:span text:style-name="T52">NCLUDE TIME</text:span></text:p>
      <text:p text:style-name="P29"><draw:frame draw:style-name="fr1" draw:name="Object2" text:anchor-type="as-char" svg:y="-0.2646in" svg:width="2.7201in" svg:height="0.3902in" draw:z-index="0"><draw:object xlink:href="./Object 2" xlink:type="simple" xlink:show="embed" xlink:actuate="onLoad"/><draw:image xlink:href="./ObjectReplacements/Object 2" xlink:type="simple" xlink:show="embed" xlink:actuate="onLoad"/><svg:desc>formula</svg:desc></draw:frame><text:span text:style-name="T78">(2)</text:span></text:p>
      <text:p text:style-name="P30"><text:span text:style-name="T78">w</text:span><text:span text:style-name="T77">here </text:span><text:span text:style-name="T1">m</text:span><text:span text:style-name="T77"> is the vehicle mass, </text:span><text:span text:style-name="T1">d</text:span>v<text:span text:style-name="T1">/dt</text:span><text:span text:style-name="T77"> is vehicular acceleration, </text:span>c<text:span text:style-name="T84">α</text:span><text:span text:style-name="T85"> </text:span><text:span text:style-name="T132">= </text:span><text:span text:style-name="T123">m*g*</text:span><text:span text:style-name="T132">sin(</text:span><text:span text:style-name="T122">Θ</text:span><text:span text:style-name="T84">gradient</text:span><text:span text:style-name="T132">)</text:span><text:span text:style-name="T133"> </text:span><text:span text:style-name="T132">is the vehicle's gradient force, </text:span><text:span text:style-name="T122">c</text:span><text:span text:style-name="T116">β</text:span><text:span text:style-name="T86"> </text:span><text:span text:style-name="T133">= </text:span><text:span text:style-name="T134">μ</text:span><text:span text:style-name="T87">drag</text:span><text:span text:style-name="T133">*</text:span><text:span text:style-name="T124">m*g</text:span><text:span text:style-name="T133">*cos</text:span><text:span text:style-name="T132">(</text:span><text:span text:style-name="T123">Θ</text:span><text:span text:style-name="T117">gradient</text:span><text:span text:style-name="T125">)</text:span><text:span text:style-name="T133"> </text:span><text:span text:style-name="T85"><text:s/></text:span><text:span text:style-name="T132">is the vehicle drag </text:span><text:span text:style-name="T134">force</text:span><text:span text:style-name="T132">, </text:span><text:span text:style-name="T122">Θ</text:span><text:span text:style-name="T84">gradient</text:span><text:span text:style-name="T117"> </text:span><text:span text:style-name="T123"><text:s/></text:span><text:span text:style-name="T134">is the speed trajectory's slope profile (here assumed to be flat). </text:span><text:span text:style-name="T123">F</text:span><text:span text:style-name="T117">B</text:span><text:span text:style-name="T85"> </text:span><text:span text:style-name="T132">are braking forces, and </text:span><text:span text:style-name="T122">F</text:span><text:span text:style-name="T84">WHEEL</text:span><text:span text:style-name="T132"> is the amount of force the wheel must deliver. </text:span></text:p>
      <text:p text:style-name="P31"><text:span text:style-name="T134"><text:tab/></text:span><text:span text:style-name="T139">T</text:span><text:span text:style-name="T134">he wheel torque demand </text:span><text:span text:style-name="T176">T</text:span><text:span text:style-name="T120">WHEEL</text:span><text:span text:style-name="T134"> = </text:span><text:span text:style-name="T176">F</text:span><text:span text:style-name="T120">WHEEL</text:span><text:span text:style-name="T134">*</text:span><text:span text:style-name="T125">r </text:span><text:span text:style-name="T134">for the NEDC can be found </text:span><text:span text:style-name="T139">and subsequently </text:span><text:span text:style-name="T136">the crankshaft torque </text:span><text:span text:style-name="T129">T</text:span><text:span text:style-name="T89">CRS </text:span><text:span text:style-name="T136">(3) is </text:span><text:span text:style-name="T135">derive</text:span><text:span text:style-name="T136">d. <text:s/></text:span><text:span text:style-name="T137">Th</text:span><text:span text:style-name="T136">e drivetrain split </text:span><text:span text:style-name="T137">between the internal combustion engine's torque </text:span><text:span text:style-name="T130">T</text:span><text:span text:style-name="T90">ICE</text:span><text:span text:style-name="T88"> <text:s/></text:span><text:span text:style-name="T137">and electric motors torque </text:span><text:span text:style-name="T207">T</text:span><text:span text:style-name="T121">EM</text:span><text:span text:style-name="T88"> </text:span><text:span text:style-name="T137">in order to satisfy </text:span><text:span text:style-name="T207">T</text:span><text:span text:style-name="T121">CRS</text:span><text:span text:style-name="T90"> </text:span><text:span text:style-name="T137">is what is optimized for this HEV's EMS </text:span><text:span text:style-name="T136">during DP calculations.</text:span></text:p>
      <text:p text:style-name="P32"><text:span text:style-name="T136"><draw:frame draw:style-name="fr1" draw:name="Object1" text:anchor-type="as-char" svg:y="-0.5264in" svg:width="2.8602in" svg:height="0.8839in" draw:z-index="2"><draw:object xlink:href="./Object 1" xlink:type="simple" xlink:show="embed" xlink:actuate="onLoad"/><draw:image xlink:href="./ObjectReplacements/Object 1" xlink:type="simple" xlink:show="embed" xlink:actuate="onLoad"/></draw:frame></text:span><text:span text:style-name="T138">(3)</text:span></text:p>
      <text:p text:style-name="P33"><text:span text:style-name="T126">B</text:span><text:span text:style-name="T123">attery Model</text:span></text:p>
      <text:p text:style-name="P34"><text:span text:style-name="T132"><text:tab/></text:span><text:span text:style-name="T143">D</text:span><text:span text:style-name="T132">escrib</text:span><text:span text:style-name="T143">ing the effects of</text:span><text:span text:style-name="T132"> </text:span><text:span text:style-name="T128">E</text:span><text:span text:style-name="T119">B</text:span><text:span text:style-name="T143">'s</text:span><text:span text:style-name="T132"> </text:span><text:span text:style-name="T140">state dynamics </text:span><text:span text:style-name="T142">(4)</text:span><text:span text:style-name="T140"> </text:span><text:span text:style-name="T143">on the crankshaft power demand requires a </text:span><text:span text:style-name="T132">battery model </text:span><text:span text:style-name="T143">illustrating the intermediate processes.</text:span></text:p>
      <text:p text:style-name="P36"><text:soft-page-break/><text:span text:style-name="T122"><draw:frame draw:style-name="fr1" draw:name="Object6" text:anchor-type="as-char" svg:y="-0.1484in" svg:width="0.9272in" svg:height="0.2193in" draw:z-index="4"><draw:object xlink:href="./Object 5" xlink:type="simple" xlink:show="embed" xlink:actuate="onLoad"/><draw:image xlink:href="./ObjectReplacements/Object 5" xlink:type="simple" xlink:show="embed" xlink:actuate="onLoad"/></draw:frame></text:span><text:span text:style-name="T145">(4)</text:span></text:p>
      <text:p text:style-name="P37"><text:span text:style-name="T132">Rearranging (4), using a</text:span><text:span text:style-name="T145"> </text:span><text:span text:style-name="T132">select possible present and predecessor </text:span><text:span text:style-name="T123">E</text:span><text:span text:style-name="T117">B</text:span><text:span text:style-name="T132"> value yields a battery power </text:span><text:span text:style-name="T123">P</text:span><text:span text:style-name="T117">B</text:span><text:span text:style-name="T123">(t)</text:span><text:span text:style-name="T132"> for the given time index (5).</text:span></text:p>
      <text:p text:style-name="P36"><text:span text:style-name="T145"><draw:frame draw:style-name="fr1" draw:name="Object5" text:anchor-type="as-char" svg:y="-0.2925in" svg:width="1.6634in" svg:height="0.398in" draw:z-index="5"><draw:object xlink:href="./Object 6" xlink:type="simple" xlink:show="embed" xlink:actuate="onLoad"/><draw:image xlink:href="./ObjectReplacements/Object 6" xlink:type="simple" xlink:show="embed" xlink:actuate="onLoad"/><svg:desc>formula</svg:desc></draw:frame></text:span><text:span text:style-name="T146">(5)</text:span></text:p>
      <text:p text:style-name="P34"><text:span text:style-name="T145"><text:tab/></text:span><text:span text:style-name="T144">In this model, </text:span><text:span text:style-name="T148">dissipation</text:span><text:span text:style-name="T147"> </text:span><text:span text:style-name="T144">c</text:span><text:span text:style-name="T132">onversion losses </text:span><text:span text:style-name="T123">P</text:span><text:span text:style-name="T117">EM, loss</text:span><text:span text:style-name="T132">, input auxiliary power </text:span><text:span text:style-name="T123">P</text:span><text:span text:style-name="T117">AUX</text:span><text:span text:style-name="T132">, and internal battery losses </text:span><text:span text:style-name="T123">P</text:span><text:span text:style-name="T117">B,loss</text:span><text:span text:style-name="T85"> </text:span><text:span text:style-name="T144">are taken into consideration when translating a change in the state </text:span><text:span text:style-name="T127">E</text:span><text:span text:style-name="T118">B</text:span><text:span text:style-name="T144"> into </text:span><text:span text:style-name="T127">P</text:span><text:span text:style-name="T118">EM</text:span><text:span text:style-name="T144"> (</text:span><text:span text:style-name="T146">6</text:span><text:span text:style-name="T144">). </text:span><text:span text:style-name="T131">INSERT FIGURE SHOWING THE BATTERY CIRCUIT AND INTERNAL RESISTANCE</text:span></text:p>
      <text:p text:style-name="P35"><text:span text:style-name="T81"/></text:p>
      <text:p text:style-name="P35"><text:span text:style-name="T140"><draw:frame draw:style-name="fr1" draw:name="Object4" text:anchor-type="as-char" svg:y="-0.1717in" svg:width="3.4846in" svg:height="0.2193in" draw:z-index="3"><draw:object xlink:href="./Object 4" xlink:type="simple" xlink:show="embed" xlink:actuate="onLoad"/><draw:image xlink:href="./ObjectReplacements/Object 4" xlink:type="simple" xlink:show="embed" xlink:actuate="onLoad"/><svg:desc>formula</svg:desc></draw:frame></text:span><text:span text:style-name="T141">(</text:span><text:span text:style-name="T146">6</text:span><text:span text:style-name="T141">)</text:span></text:p>
      <text:p text:style-name="P38"><text:span text:style-name="T177"><text:tab/>Electric battery power losses </text:span><text:span text:style-name="T184">can be easily derived from Ohm's Law. The amount of electric power transferred to the EM is simply the difference between the battery's terminal power (7) and the battery's internal losses (8).</text:span><text:span text:style-name="T114">.</text:span></text:p>
      <text:p text:style-name="P41"><text:span text:style-name="T184"><draw:frame draw:style-name="fr1" draw:name="Object8" text:anchor-type="as-char" svg:y="-0.1717in" svg:width="0.9043in" svg:height="0.2189in" draw:z-index="8"><draw:object xlink:href="./Object 8" xlink:type="simple" xlink:show="embed" xlink:actuate="onLoad"/><draw:image xlink:href="./ObjectReplacements/Object 8" xlink:type="simple" xlink:show="embed" xlink:actuate="onLoad"/></draw:frame></text:span><text:span text:style-name="T184">(7)</text:span></text:p>
      <text:p text:style-name="P41"><text:span text:style-name="T184"><draw:frame draw:style-name="fr1" draw:name="Object9" text:anchor-type="as-char" svg:y="-0.1925in" svg:width="1.1535in" svg:height="0.2362in" draw:z-index="7"><draw:object xlink:href="./Object 9" xlink:type="simple" xlink:show="embed" xlink:actuate="onLoad"/><draw:image xlink:href="./ObjectReplacements/Object 9" xlink:type="simple" xlink:show="embed" xlink:actuate="onLoad"/></draw:frame></text:span><text:span text:style-name="T184">(8)</text:span></text:p>
      <text:p text:style-name="P38"><text:span text:style-name="T184"><text:tab/>If a certain </text:span><text:span text:style-name="T198">E</text:span><text:span text:style-name="T107">B</text:span><text:span text:style-name="T198"> </text:span><text:span text:style-name="T184">level is being evaluated, as is the case when looping through various </text:span><text:span text:style-name="T198">E</text:span><text:span text:style-name="T107">B</text:span><text:span text:style-name="T177"> </text:span><text:span text:style-name="T184">values in DP, </text:span><text:span text:style-name="T186">the battery current </text:span><text:span text:style-name="T200">I</text:span><text:span text:style-name="T186"> can be easily calculated from (7), allowing for a straightforward </text:span><text:span text:style-name="T200">P</text:span><text:span text:style-name="T108">B,loss</text:span><text:span text:style-name="T186"> calculation in (8). </text:span><text:span text:style-name="T187">Otherwise, if a sample </text:span><text:span text:style-name="T201">P</text:span><text:span text:style-name="T109">EM,</text:span><text:span text:style-name="T113">electric</text:span><text:span text:style-name="T187"> is given instead (for example, during preprocessing when setting bounds on reachable </text:span><text:span text:style-name="T201">E</text:span><text:span text:style-name="T109">B</text:span><text:span text:style-name="T187"> states), equation (6) must be rearranged so that the battery current </text:span><text:span text:style-name="T201">I</text:span><text:span text:style-name="T187"> can be calculated quadratically and substituted back into (8), as shown in (9).</text:span></text:p>
      <text:p text:style-name="P40"><text:span text:style-name="T184"><draw:frame draw:style-name="fr1" draw:name="Object10" text:anchor-type="as-char" svg:y="-0.3307in" svg:width="2.7425in" svg:height="0.4173in" draw:z-index="6"><draw:object xlink:href="./Object 10" xlink:type="simple" xlink:show="embed" xlink:actuate="onLoad"/><draw:image xlink:href="./ObjectReplacements/Object 10" xlink:type="simple" xlink:show="embed" xlink:actuate="onLoad"/><svg:desc>formula</svg:desc></draw:frame></text:span><text:span text:style-name="T187">(9)</text:span></text:p>
      <text:p text:style-name="P39"><text:span text:style-name="T185"><text:tab/></text:span><text:span text:style-name="T192">T</text:span><text:span text:style-name="T185">he battery's open circuit voltage </text:span><text:span text:style-name="T201">V</text:span><text:span text:style-name="T185"> </text:span><text:span text:style-name="T190">is </text:span><text:span text:style-name="T193">nonlinearly</text:span><text:span text:style-name="T190"> dependent</text:span><text:span text:style-name="T185"> on </text:span><text:span text:style-name="T199">E</text:span><text:span text:style-name="T110">B</text:span><text:span text:style-name="T190">.</text:span><text:span text:style-name="T203"> </text:span><text:span text:style-name="T206">V</text:span><text:span text:style-name="T186"> is </text:span><text:span text:style-name="T185">derived from a model input lookup table. </text:span><text:span text:style-name="T196">INCLUDE GRAPH OF OCV WRT SOC? </text:span><text:span text:style-name="T190">The internal resistance</text:span><text:span text:style-name="T186"> </text:span><text:span text:style-name="T200">R </text:span><text:span text:style-name="T188">will have a different sign (and possibl</text:span><text:span text:style-name="T191">y a different</text:span><text:span text:style-name="T188"> value) </text:span><text:span text:style-name="T191">if e</text:span><text:span text:style-name="T189">ither </text:span><text:span text:style-name="T194">the input</text:span><text:span text:style-name="T188"> </text:span><text:span text:style-name="T202">P</text:span><text:span text:style-name="T111">B</text:span><text:span text:style-name="T115"> </text:span><text:span text:style-name="T189">or </text:span><text:span text:style-name="T205">P</text:span><text:span text:style-name="T112">EM, electric</text:span><text:span text:style-name="T189"> </text:span><text:span text:style-name="T194">(</text:span><text:span text:style-name="T191">depending on how </text:span><text:span text:style-name="T204">I</text:span><text:span text:style-name="T191"> was calculated, </text:span><text:span text:style-name="T195">during DP or preprocessing, respectively</text:span><text:span text:style-name="T194">) </text:span><text:span text:style-name="T188">is charging or discharging the battery (10).</text:span></text:p>
      <text:p text:style-name="P47"><text:span text:style-name="T188"><draw:frame draw:style-name="fr1" draw:name="Object7" text:anchor-type="as-char" svg:y="-0.2764in" svg:width="2.7457in" svg:height="0.4535in" draw:z-index="9"><draw:object xlink:href="./Object 7" xlink:type="simple" xlink:show="embed" xlink:actuate="onLoad"/><draw:image xlink:href="./ObjectReplacements/Object 7" xlink:type="simple" xlink:show="embed" xlink:actuate="onLoad"/><svg:desc>formula</svg:desc></draw:frame></text:span><text:span text:style-name="T189">(10)</text:span></text:p>
      <text:p text:style-name="P46">State Variable Bounds</text:p>
      <text:p text:style-name="P44"><text:span text:style-name="T150"><text:tab/></text:span><text:span text:style-name="T149">Bounds must also be placed on the state variables due to physical limitations. Because the entire speed demand profile is known ahead of time, various bounds </text:span><text:span text:style-name="T151">for E</text:span><text:span text:style-name="T98">B </text:span><text:span text:style-name="T149"><text:s/></text:span><text:span text:style-name="T151">can be </text:span><text:span text:style-name="T153">calculated</text:span><text:span text:style-name="T151"> beforehand. </text:span><text:span text:style-name="T155">Two</text:span><text:span text:style-name="T154"> bounds </text:span><text:span text:style-name="T159">for </text:span><text:span text:style-name="T171">E</text:span><text:span text:style-name="T93">B</text:span><text:span text:style-name="T154"> are preprocessed: power limitations </text:span><text:span text:style-name="T151">based on the </text:span><text:span text:style-name="T152">model </text:span><text:span text:style-name="T149">EM </text:span><text:span text:style-name="T160">speed limits</text:span><text:span text:style-name="T154"> </text:span><text:span text:style-name="T166">P</text:span><text:span text:style-name="T104">EM, </text:span><text:span text:style-name="T105">MIN</text:span><text:span text:style-name="T152">(</text:span><text:span text:style-name="T173">ω</text:span><text:span text:style-name="T96">CRS,</text:span><text:span text:style-name="T174">, </text:span><text:span text:style-name="T170">t</text:span><text:span text:style-name="T152">) </text:span><text:span text:style-name="T154">and </text:span><text:span text:style-name="T166">P</text:span><text:span text:style-name="T104">EM, </text:span><text:span text:style-name="T105">MAX</text:span><text:span text:style-name="T152">(</text:span><text:span text:style-name="T173">ω</text:span><text:span text:style-name="T96">CRS, </text:span><text:span text:style-name="T174"><text:s/></text:span><text:span text:style-name="T170">t</text:span><text:span text:style-name="T152">)</text:span><text:span text:style-name="T151">,</text:span><text:span text:style-name="T161"> </text:span><text:span text:style-name="T155">and power limitations based on the model battery's energy </text:span><text:soft-page-break/><text:span text:style-name="T155">charge/discharge limits P</text:span><text:span text:style-name="T101">BAT</text:span><text:span text:style-name="T155">. </text:span><text:span text:style-name="T158">Gear changes are also </text:span><text:span text:style-name="T159">bounded</text:span><text:span text:style-name="T158"> in so that the gear can transition to adjacent states from one time interval to the next.</text:span></text:p>
      <text:p text:style-name="P45"><text:span text:style-name="T155"><text:tab/></text:span><text:span text:style-name="T156">It should be noted that at the time of this report that I am analyzing whether </text:span><text:span text:style-name="T152">P</text:span><text:span text:style-name="T99">EM, </text:span><text:span text:style-name="T100">MIN</text:span><text:span text:style-name="T156">(·)</text:span><text:span text:style-name="T152"> </text:span><text:span text:style-name="T156">and <text:s/></text:span><text:span text:style-name="T152">P</text:span><text:span text:style-name="T99">EM, </text:span><text:span text:style-name="T100">MAX</text:span><text:span text:style-name="T156">(·) </text:span><text:span text:style-name="T157">referred</text:span><text:span text:style-name="T156"> to mechanical or electrical power limitations. I originally </text:span><text:span text:style-name="T157">treated it as an </text:span><text:span text:style-name="T156">electrical power limitation </text:span><text:span text:style-name="T162">based on rotational velocity limitations of the EM. </text:span><text:span text:style-name="T156">Should however these parameters refer to physical limits </text:span><text:span text:style-name="T162">instead</text:span><text:span text:style-name="T156">, an additional power conversion term </text:span><text:span text:style-name="T162">during preprocessing</text:span><text:span text:style-name="T156"> must be added to account for losses.</text:span><text:span text:style-name="T162"> </text:span><text:span text:style-name="T156">I plan to address this issue with my mentor in the very near future in order to ensure optimal results. </text:span><text:span text:style-name="T162">This issue </text:span><text:span text:style-name="T164">occurs only when working with an input P</text:span><text:span text:style-name="T103">EM, electric</text:span><text:span text:style-name="T164"> when preprocessing, and not when running through E</text:span><text:span text:style-name="T103">B</text:span><text:span text:style-name="T164"> states when running DP (that is, when working through equation (6) left to right instead of right to left). P</text:span><text:span text:style-name="T162">hysical EM torque </text:span><text:span text:style-name="T164">T</text:span><text:span text:style-name="T103">EM</text:span><text:span text:style-name="T162"> </text:span><text:span text:style-name="T164">can</text:span><text:span text:style-name="T162"> be interpolated from a lookup table based on ω</text:span><text:span text:style-name="T102">CRS </text:span><text:span text:style-name="T162">and P</text:span><text:span text:style-name="T102">B</text:span><text:span text:style-name="T162"> </text:span><text:span text:style-name="T165">(derived from </text:span><text:span text:style-name="T172">g</text:span><text:span text:style-name="T165"> and </text:span><text:span text:style-name="T172">E</text:span><text:span text:style-name="T94">B <text:s/></text:span><text:span text:style-name="T165">states, respectively); b</text:span><text:span text:style-name="T164">ecause the</text:span><text:span text:style-name="T163"> the nonlinear conversion loss is included </text:span><text:span text:style-name="T164">T</text:span><text:span text:style-name="T103">EM</text:span><text:span text:style-name="T164"> interpolation, the physical EM power P</text:span><text:span text:style-name="T103">EM</text:span><text:span text:style-name="T164">(E</text:span><text:span text:style-name="T103">B</text:span><text:span text:style-name="T164">, g) = T</text:span><text:span text:style-name="T103">EM</text:span><text:span text:style-name="T164">(E</text:span><text:span text:style-name="T103">B</text:span><text:span text:style-name="T164">)*</text:span><text:span text:style-name="T175">ω</text:span><text:span text:style-name="T164">(g) can be derived when E</text:span><text:span text:style-name="T103">B </text:span><text:span text:style-name="T164">is provided.</text:span></text:p>
      <text:p text:style-name="P50"><text:span text:style-name="T178"><text:tab/>This preprocessing</text:span><text:span text:style-name="T179"> drastically reducing computational time while </text:span><text:span text:style-name="T180">running </text:span><text:span text:style-name="T181">DP</text:span><text:span text:style-name="T179">, as various physically </text:span><text:span text:style-name="T182">unreachable</text:span><text:span text:style-name="T179"> states were immediately ignored during calculations. </text:span><text:span text:style-name="T183">In this DP algorithm, calculation time dropped drastically after implementing preprocessed bounds from 24 hours to just over fifteen minutes. Defining these bounds beforehand for all possible crankshaft speeds and torques through time removes the rote calculation otherwise required in DP when bounds would have to be calculated for each time interval and nested previous and current state permutation loops.</text:span></text:p>
      <text:p text:style-name="P25"><text:span text:style-name="T69"><text:s/></text:span></text:p>
      <text:p text:style-name="P9"><text:span text:style-name="T25"/></text:p>
      <text:p text:style-name="P8"/>
      <text:p text:style-name="P24"><text:span text:style-name="T149">The control signals <text:s/></text:span><text:span text:style-name="T168">u</text:span><text:span text:style-name="T91">B</text:span><text:span text:style-name="T95">, </text:span><text:span text:style-name="T168">u</text:span><text:span text:style-name="T91">g</text:span><text:span text:style-name="T149">, and </text:span><text:span text:style-name="T169">u</text:span><text:span text:style-name="T91">e</text:span><text:span text:style-name="T92"> </text:span><text:span text:style-name="T149">determine</text:span></text:p>
      <text:p text:style-name="P2"><text:span text:style-name="T2"><text:tab/> </text:span></text:p>
      <text:p text:style-name="P4">References</text:p>
      <text:p text:style-name="P3"><text:span text:style-name="T1">Elbert (2013)</text:span></text:p>
      <text:p text:style-name="P3"><text:span text:style-name="T1">United Nations Environment Programm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inux Libertine" svg:font-family="'Linux Libertine', Georgia, Times, serif"/>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ulef </meta:initial-creator>
    <meta:creation-date>2016-08-12T19:33:22.690557933</meta:creation-date>
    <dc:date>2016-08-14T19:31:04.600240102</dc:date>
    <dc:creator>kaulef </dc:creator>
    <meta:editing-duration>P1DT23H8M15S</meta:editing-duration>
    <meta:editing-cycles>124</meta:editing-cycles>
    <meta:generator>LibreOffice/4.2.8.2$Linux_X86_64 LibreOffice_project/420m0$Build-2</meta:generator>
    <meta:document-statistic meta:table-count="0" meta:image-count="0" meta:object-count="10" meta:page-count="7" meta:paragraph-count="79" meta:word-count="2286" meta:character-count="15117" meta:non-whitespace-character-count="12848"/>
  </office:meta>
</office:document-meta>
</file>

<file path=Object 1/content.xml><?xml version="1.0" encoding="utf-8"?>
<math xmlns="http://www.w3.org/1998/Math/MathML" display="block">
  <semantics>
    <mrow>
      <mstyle mathvariant="bold">
        <msub>
          <mi>T</mi>
          <mi mathvariant="italic">CRS</mi>
        </msub>
      </mstyle>
      <mrow>
        <mrow>
          <mo fence="true" stretchy="false">(</mo>
          <mrow>
            <mi>g</mi>
          </mrow>
          <mo fence="true" stretchy="false">)</mo>
        </mrow>
        <mo stretchy="false">=</mo>
        <mrow>
          <mo fence="true" stretchy="true">{</mo>
          <mrow>
            <mtable>
              <mtr>
                <mtd>
                  <mrow>
                    <mrow>
                      <mfrac>
                        <mstyle mathvariant="bold">
                          <msub>
                            <mi>T</mi>
                            <mi mathvariant="italic">WHEEL</mi>
                          </msub>
                        </mstyle>
                        <mrow>
                          <mi mathvariant="normal">γ</mi>
                          <mrow>
                            <mo fence="true" stretchy="false">(</mo>
                            <mrow>
                              <mi>g</mi>
                            </mrow>
                            <mo fence="true" stretchy="false">)</mo>
                          </mrow>
                        </mrow>
                      </mfrac>
                      <mo stretchy="false">∗</mo>
                      <msub>
                        <mi mathvariant="normal">η</mi>
                        <mi>g</mi>
                      </msub>
                    </mrow>
                    <mi mathvariant="italic">for</mi>
                    <mstyle mathvariant="bold">
                      <msub>
                        <mi>T</mi>
                        <mi mathvariant="italic">CRS</mi>
                      </msub>
                    </mstyle>
                    <mrow>
                      <mo fence="true" stretchy="false">(</mo>
                      <mrow>
                        <mrow>
                          <mstyle mathvariant="bold">
                            <msub>
                              <mi>T</mi>
                              <mi mathvariant="italic">WHEEL</mi>
                            </msub>
                          </mstyle>
                          <mo stretchy="false">&lt;</mo>
                          <mn>0</mn>
                        </mrow>
                      </mrow>
                      <mo fence="true" stretchy="false">)</mo>
                    </mrow>
                  </mrow>
                </mtd>
              </mtr>
              <mtr>
                <mtd>
                  <mrow>
                    <mrow>
                      <mfrac>
                        <mstyle mathvariant="bold">
                          <msub>
                            <mi>T</mi>
                            <mi mathvariant="italic">WHEEL</mi>
                          </msub>
                        </mstyle>
                        <mrow>
                          <mi mathvariant="normal">γ</mi>
                          <mrow>
                            <mo fence="true" stretchy="false">(</mo>
                            <mrow>
                              <mi>g</mi>
                            </mrow>
                            <mo fence="true" stretchy="false">)</mo>
                          </mrow>
                        </mrow>
                      </mfrac>
                      <mo stretchy="false">/</mo>
                      <msub>
                        <mi mathvariant="normal">η</mi>
                        <mi>g</mi>
                      </msub>
                    </mrow>
                    <mi mathvariant="italic">for</mi>
                    <mstyle mathvariant="bold">
                      <msub>
                        <mi>T</mi>
                        <mi mathvariant="italic">CRS</mi>
                      </msub>
                    </mstyle>
                    <mrow>
                      <mo fence="true" stretchy="false">(</mo>
                      <mrow>
                        <mrow>
                          <mstyle mathvariant="bold">
                            <msub>
                              <mi>T</mi>
                              <mi mathvariant="italic">WHEEL</mi>
                            </msub>
                          </mstyle>
                          <mo stretchy="false">≥</mo>
                          <mn>0</mn>
                        </mrow>
                      </mrow>
                      <mo fence="true" stretchy="false">)</mo>
                    </mrow>
                  </mrow>
                </mtd>
              </mtr>
            </mtable>
          </mrow>
        </mrow>
      </mrow>
    </mrow>
    <annotation encoding="StarMath 5.0">bold T_CRS(g) = left lbrace binom{bold T_WHEEL over {%gamma(g)} * %eta_g for bold T_CRS( bold T_WHEEL &lt; 0)} {bold T_WHEEL over {%gamma(g)} / %eta_g for bold T_CRS( bold T_WHEEL &gt;= 0)} right none
</annotation>
  </semantics>
</math>
</file>

<file path=Object 10/content.xml><?xml version="1.0" encoding="utf-8"?>
<math xmlns="http://www.w3.org/1998/Math/MathML" display="block">
  <semantics>
    <mrow>
      <msub>
        <mi>P</mi>
        <mi>B</mi>
      </msub>
      <mrow>
        <msub>
          <mi>,</mi>
          <mi mathvariant="italic">loss</mi>
        </msub>
        <mo stretchy="false">=</mo>
        <mfrac>
          <mrow>
            <mi>V</mi>
            <mrow>
              <mrow>
                <mo fence="true" stretchy="false">(</mo>
                <mrow>
                  <msub>
                    <mi>E</mi>
                    <mi>B</mi>
                  </msub>
                </mrow>
                <mo fence="true" stretchy="false">)</mo>
              </mrow>
              <mo stretchy="false">−</mo>
              <msqrt>
                <mrow>
                  <mo fence="true" stretchy="false">(</mo>
                  <mrow>
                    <mrow>
                      <msup>
                        <mi>V</mi>
                        <mn>2</mn>
                      </msup>
                      <mrow>
                        <mrow>
                          <mo fence="true" stretchy="false">(</mo>
                          <mrow>
                            <msub>
                              <mi>E</mi>
                              <mi>B</mi>
                            </msub>
                          </mrow>
                          <mo fence="true" stretchy="false">)</mo>
                        </mrow>
                        <mo stretchy="false">−</mo>
                        <mn>4</mn>
                      </mrow>
                      <mi>R</mi>
                      <msub>
                        <mi>P</mi>
                        <mi mathvariant="italic">EM</mi>
                      </msub>
                      <msub>
                        <mi>,</mi>
                        <mi mathvariant="italic">electric</mi>
                      </msub>
                    </mrow>
                  </mrow>
                  <mo fence="true" stretchy="false">)</mo>
                </mrow>
              </msqrt>
            </mrow>
          </mrow>
          <mrow>
            <mn>4</mn>
            <mi>R</mi>
          </mrow>
        </mfrac>
      </mrow>
    </mrow>
    <annotation encoding="StarMath 5.0">P_B,_loss = {V(E_B) - sqrt(V^2 (E_B) - 4R P_EM,_electric )} over {4R}</annotation>
  </semantics>
</math>
</file>

<file path=Object 2/content.xml><?xml version="1.0" encoding="utf-8"?>
<math xmlns="http://www.w3.org/1998/Math/MathML" display="block">
  <semantics>
    <mrow>
      <mi>m</mi>
      <mrow>
        <mfrac>
          <mrow>
            <mi>d</mi>
            <mstyle mathvariant="bold">
              <mi>v</mi>
            </mstyle>
          </mrow>
          <mi mathvariant="italic">dt</mi>
        </mfrac>
        <mo stretchy="false">+</mo>
        <mstyle mathvariant="bold">
          <msub>
            <mi>c</mi>
            <mi mathvariant="normal">α</mi>
          </msub>
        </mstyle>
        <mo stretchy="false">+</mo>
        <mstyle mathvariant="bold">
          <msub>
            <mi>c</mi>
            <mi mathvariant="normal">β</mi>
          </msub>
        </mstyle>
        <mo stretchy="false">+</mo>
        <msub>
          <mi>c</mi>
          <mi>a</mi>
        </msub>
      </mrow>
      <mrow>
        <mrow>
          <mstyle mathvariant="bold">
            <msup>
              <mi>v</mi>
              <mn>2</mn>
            </msup>
          </mstyle>
          <mo stretchy="false">+</mo>
          <msub>
            <mi>F</mi>
            <mi>B</mi>
          </msub>
        </mrow>
        <mo stretchy="false">=</mo>
        <mrow>
          <mo fence="true" stretchy="false">(</mo>
          <mrow>
            <mstyle mathvariant="bold">
              <msub>
                <mi>F</mi>
                <mi mathvariant="italic">WHEEL</mi>
              </msub>
            </mstyle>
          </mrow>
          <mo fence="true" stretchy="false">)</mo>
        </mrow>
      </mrow>
      <mi mathvariant="normal">γ</mi>
      <mrow>
        <mo fence="true" stretchy="false">(</mo>
        <mrow>
          <mi>g</mi>
        </mrow>
        <mo fence="true" stretchy="false">)</mo>
      </mrow>
    </mrow>
    <annotation encoding="StarMath 5.0">m {d bold v } over {dt} + bold c_%alpha + bold c_%beta + c_a bold v^2 + F_B = (bold F_WHEEL)%gamma(g)</annotation>
  </semantics>
</math>
</file>

<file path=Object 3/content.xml><?xml version="1.0" encoding="utf-8"?>
<math xmlns="http://www.w3.org/1998/Math/MathML" display="block">
  <semantics>
    <mrow>
      <mstyle mathvariant="bold">
        <msub>
          <mi mathvariant="normal">ω</mi>
          <mi mathvariant="italic">CRS</mi>
        </msub>
      </mstyle>
      <mrow>
        <mrow>
          <mo fence="true" stretchy="false">(</mo>
          <mrow>
            <mi>g</mi>
          </mrow>
          <mo fence="true" stretchy="false">)</mo>
        </mrow>
        <mo stretchy="false">=</mo>
        <mfrac>
          <mstyle mathvariant="bold">
            <mi>v</mi>
          </mstyle>
          <mi>r</mi>
        </mfrac>
      </mrow>
      <mi mathvariant="normal">γ</mi>
      <mrow>
        <mo fence="true" stretchy="false">(</mo>
        <mrow>
          <mi>g</mi>
        </mrow>
        <mo fence="true" stretchy="false">)</mo>
      </mrow>
    </mrow>
    <annotation encoding="StarMath 5.0">bold %omega_CRS(g) = bold v over r%gamma(g)</annotation>
  </semantics>
</math>
</file>

<file path=Object 4/content.xml><?xml version="1.0" encoding="utf-8"?>
<math xmlns="http://www.w3.org/1998/Math/MathML" display="block">
  <semantics>
    <mrow>
      <msub>
        <mi>P</mi>
        <mi mathvariant="italic">EM</mi>
      </msub>
      <mrow>
        <mrow>
          <mo fence="true" stretchy="false">(</mo>
          <mrow>
            <mi>t</mi>
          </mrow>
          <mo fence="true" stretchy="false">)</mo>
        </mrow>
        <mo stretchy="false">−</mo>
        <msub>
          <mi>P</mi>
          <mi mathvariant="italic">EM</mi>
        </msub>
      </mrow>
      <mrow>
        <msub>
          <mi>,</mi>
          <mi mathvariant="italic">loss</mi>
        </msub>
        <mo stretchy="false">=</mo>
        <msub>
          <mi>P</mi>
          <mi mathvariant="italic">EM</mi>
        </msub>
      </mrow>
      <msub>
        <mi>,</mi>
        <mi mathvariant="italic">electric</mi>
      </msub>
      <mrow>
        <mrow>
          <mo fence="true" stretchy="false">(</mo>
          <mrow>
            <mi>t</mi>
          </mrow>
          <mo fence="true" stretchy="false">)</mo>
        </mrow>
        <mo stretchy="false">=</mo>
        <msub>
          <mi>P</mi>
          <mi>B</mi>
        </msub>
      </mrow>
      <mrow>
        <mrow>
          <mo fence="true" stretchy="false">(</mo>
          <mrow>
            <mi>t</mi>
          </mrow>
          <mo fence="true" stretchy="false">)</mo>
        </mrow>
        <mo stretchy="false">−</mo>
        <msub>
          <mi>P</mi>
          <mi>B</mi>
        </msub>
      </mrow>
      <mrow>
        <msub>
          <mi>,</mi>
          <mi mathvariant="italic">loss</mi>
        </msub>
        <mo stretchy="false">−</mo>
        <msub>
          <mi>P</mi>
          <mi mathvariant="italic">AUX</mi>
        </msub>
      </mrow>
    </mrow>
    <annotation encoding="StarMath 5.0">P_EM(t) -  P_EM,_loss = P_EM,_electric(t) = P_B(t) - P_B,_loss - P_AUX
</annotation>
  </semantics>
</math>
</file>

<file path=Object 5/content.xml><?xml version="1.0" encoding="utf-8"?>
<math xmlns="http://www.w3.org/1998/Math/MathML" display="block">
  <semantics>
    <mrow>
      <mi>E</mi>
      <mrow>
        <msub>
          <mi>'</mi>
          <mi>B</mi>
        </msub>
        <mo stretchy="false">=</mo>
        <mrow>
          <msub>
            <mi>P</mi>
            <mi>B</mi>
          </msub>
          <mo stretchy="false">∗</mo>
          <mi mathvariant="normal">Δ</mi>
        </mrow>
      </mrow>
      <mi>t</mi>
    </mrow>
    <annotation encoding="StarMath 5.0">E'_B = P_B * %DELTA t
</annotation>
  </semantics>
</math>
</file>

<file path=Object 6/content.xml><?xml version="1.0" encoding="utf-8"?>
<math xmlns="http://www.w3.org/1998/Math/MathML" display="block">
  <semantics>
    <mrow>
      <msub>
        <mi>P</mi>
        <mi>B</mi>
      </msub>
      <mrow>
        <mrow>
          <mo fence="true" stretchy="false">(</mo>
          <mrow>
            <mi>t</mi>
          </mrow>
          <mo fence="true" stretchy="false">)</mo>
        </mrow>
        <mo stretchy="false">=</mo>
        <mfrac>
          <mrow>
            <msub>
              <mi>E</mi>
              <mi>B</mi>
            </msub>
            <mrow>
              <mrow>
                <mo fence="true" stretchy="false">(</mo>
                <mrow>
                  <mi>t</mi>
                </mrow>
                <mo fence="true" stretchy="false">)</mo>
              </mrow>
              <mo stretchy="false">−</mo>
              <msub>
                <mi>E</mi>
                <mi>B</mi>
              </msub>
            </mrow>
            <mrow>
              <mo fence="true" stretchy="false">(</mo>
              <mrow>
                <mrow>
                  <mi>t</mi>
                  <mo stretchy="false">−</mo>
                  <mn>1</mn>
                </mrow>
              </mrow>
              <mo fence="true" stretchy="false">)</mo>
            </mrow>
          </mrow>
          <mrow>
            <mi mathvariant="normal">Δ</mi>
            <mi>t</mi>
          </mrow>
        </mfrac>
      </mrow>
    </mrow>
    <annotation encoding="StarMath 5.0">P_B(t) = {E_B(t) - E_B(t-1)} over {%DELTA t}
</annotation>
  </semantics>
</math>
</file>

<file path=Object 7/content.xml><?xml version="1.0" encoding="utf-8"?>
<math xmlns="http://www.w3.org/1998/Math/MathML" display="block">
  <semantics>
    <mrow>
      <mi>R</mi>
      <mo stretchy="false">=</mo>
      <mrow>
        <mo fence="true" stretchy="true">{</mo>
        <mrow>
          <mtable>
            <mtr>
              <mtd>
                <mrow>
                  <msub>
                    <mi>R</mi>
                    <mi mathvariant="italic">CHARGE</mi>
                  </msub>
                  <mi mathvariant="italic">for</mi>
                  <mrow>
                    <mo fence="true" stretchy="false">(</mo>
                    <mrow>
                      <mrow>
                        <mrow>
                          <msub>
                            <mi>P</mi>
                            <mi>B</mi>
                          </msub>
                          <mo stretchy="false">&gt;</mo>
                          <mrow>
                            <mn>0</mn>
                            <mo stretchy="false">∨</mo>
                            <msub>
                              <mi>P</mi>
                              <mi mathvariant="italic">EM</mi>
                            </msub>
                          </mrow>
                        </mrow>
                        <mrow>
                          <msub>
                            <mi>,</mi>
                            <mi mathvariant="italic">electric</mi>
                          </msub>
                          <mo stretchy="false">&gt;</mo>
                          <mn>0</mn>
                        </mrow>
                      </mrow>
                    </mrow>
                    <mo fence="true" stretchy="false">)</mo>
                  </mrow>
                </mrow>
              </mtd>
            </mtr>
            <mtr>
              <mtd>
                <mrow>
                  <msub>
                    <mi>R</mi>
                    <mi mathvariant="italic">DISCHARGE</mi>
                  </msub>
                  <mi mathvariant="italic">for</mi>
                  <mrow>
                    <mo fence="true" stretchy="false">(</mo>
                    <mrow>
                      <mrow>
                        <mrow>
                          <msub>
                            <mi>P</mi>
                            <mi>B</mi>
                          </msub>
                          <mo stretchy="false">≤</mo>
                          <mrow>
                            <mn>0</mn>
                            <mo stretchy="false">∨</mo>
                            <msub>
                              <mi>P</mi>
                              <mi mathvariant="italic">EM</mi>
                            </msub>
                          </mrow>
                        </mrow>
                        <mrow>
                          <msub>
                            <mi>,</mi>
                            <mi mathvariant="italic">electric</mi>
                          </msub>
                          <mo stretchy="false">≤</mo>
                          <mn>0</mn>
                        </mrow>
                      </mrow>
                    </mrow>
                    <mo fence="true" stretchy="false">)</mo>
                  </mrow>
                </mrow>
              </mtd>
            </mtr>
          </mtable>
        </mrow>
      </mrow>
    </mrow>
    <annotation encoding="StarMath 5.0">R = left lbrace binom{R_CHARGE for (P_B &gt; 0 or P_EM,_electric &gt; 0) } 

{R_DISCHARGE for (P_B &lt;= 0 or P_EM,_electric &lt;= 0)} right none
</annotation>
  </semantics>
</math>
</file>

<file path=Object 8/content.xml><?xml version="1.0" encoding="utf-8"?>
<math xmlns="http://www.w3.org/1998/Math/MathML" display="block">
  <semantics>
    <mrow>
      <mrow>
        <msub>
          <mi>P</mi>
          <mi>B</mi>
        </msub>
        <mo stretchy="false">=</mo>
        <mi>V</mi>
      </mrow>
      <mrow>
        <mo fence="true" stretchy="false">(</mo>
        <mrow>
          <msub>
            <mi>E</mi>
            <mi>B</mi>
          </msub>
        </mrow>
        <mo fence="true" stretchy="false">)</mo>
      </mrow>
      <mi>I</mi>
    </mrow>
    <annotation encoding="StarMath 5.0">P_B = V(E_B)I</annotation>
  </semantics>
</math>
</file>

<file path=Object 9/content.xml><?xml version="1.0" encoding="utf-8"?>
<math xmlns="http://www.w3.org/1998/Math/MathML" display="block">
  <semantics>
    <mrow>
      <msub>
        <mi>P</mi>
        <mi>B</mi>
      </msub>
      <mrow>
        <msub>
          <mi>,</mi>
          <mi mathvariant="italic">loss</mi>
        </msub>
        <mo stretchy="false">=</mo>
        <msup>
          <mi>I</mi>
          <mn>2</mn>
        </msup>
      </mrow>
      <mi>R</mi>
      <mrow>
        <mo fence="true" stretchy="false">(</mo>
        <mrow>
          <msub>
            <mi>E</mi>
            <mi>B</mi>
          </msub>
        </mrow>
        <mo fence="true" stretchy="false">)</mo>
      </mrow>
    </mrow>
    <annotation encoding="StarMath 5.0">P_B,_loss=I^2 R( E_B )</annotation>
  </semantics>
</math>
</file>